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3.4957in"/>
    </style:style>
    <style:style style:name="co8" style:family="table-column">
      <style:table-column-properties fo:break-before="auto" style:column-width="4.1665in"/>
    </style:style>
    <style:style style:name="co9" style:family="table-column">
      <style:table-column-properties fo:break-before="auto" style:column-width="1.8835in"/>
    </style:style>
    <style:style style:name="co10" style:family="table-column">
      <style:table-column-properties fo:break-before="auto" style:column-width="1.5228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1.2346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7937in"/>
    </style:style>
    <style:style style:name="co15" style:family="table-column">
      <style:table-column-properties fo:break-before="auto" style:column-width="1.6882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0.7811in"/>
    </style:style>
    <style:style style:name="co18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1.2445in"/>
    </style:style>
    <style:style style:name="co20" style:family="table-column">
      <style:table-column-properties fo:break-before="auto" style:column-width="2.8654in"/>
    </style:style>
    <style:style style:name="co21" style:family="table-column">
      <style:table-column-properties fo:break-before="auto" style:column-width="1.572in"/>
    </style:style>
    <style:style style:name="co22" style:family="table-column">
      <style:table-column-properties fo:break-before="auto" style:column-width="0.7717in"/>
    </style:style>
    <style:style style:name="co23" style:family="table-column">
      <style:table-column-properties fo:break-before="auto" style:column-width="2.3252in"/>
    </style:style>
    <style:style style:name="co24" style:family="table-column">
      <style:table-column-properties fo:break-before="auto" style:column-width="0.4047in"/>
    </style:style>
    <style:style style:name="co25" style:family="table-column">
      <style:table-column-properties fo:break-before="auto" style:column-width="1.8161in"/>
    </style:style>
    <style:style style:name="co26" style:family="table-column">
      <style:table-column-properties fo:break-before="auto" style:column-width="0.3862in"/>
    </style:style>
    <style:style style:name="co27" style:family="table-column">
      <style:table-column-properties fo:break-before="auto" style:column-width="1.022in"/>
    </style:style>
    <style:style style:name="co28" style:family="table-column">
      <style:table-column-properties fo:break-before="auto" style:column-width="1.2252in"/>
    </style:style>
    <style:style style:name="co29" style:family="table-column">
      <style:table-column-properties fo:break-before="auto" style:column-width="0.3189in"/>
    </style:style>
    <style:style style:name="co30" style:family="table-column">
      <style:table-column-properties fo:break-before="auto" style:column-width="0.3472in"/>
    </style:style>
    <style:style style:name="co31" style:family="table-column">
      <style:table-column-properties fo:break-before="auto" style:column-width="2.4118in"/>
    </style:style>
    <style:style style:name="co32" style:family="table-column">
      <style:table-column-properties fo:break-before="auto" style:column-width="1.5118in"/>
    </style:style>
    <style:style style:name="co33" style:family="table-column">
      <style:table-column-properties fo:break-before="auto" style:column-width="3.3591in"/>
    </style:style>
    <style:style style:name="co34" style:family="table-column">
      <style:table-column-properties fo:break-before="auto" style:column-width="2.5484in"/>
    </style:style>
    <style:style style:name="co35" style:family="table-column">
      <style:table-column-properties fo:break-before="auto" style:column-width="0.5571in"/>
    </style:style>
    <style:style style:name="co36" style:family="table-column">
      <style:table-column-properties fo:break-before="auto" style:column-width="2.0063in"/>
    </style:style>
    <style:style style:name="co37" style:family="table-column">
      <style:table-column-properties fo:break-before="auto" style:column-width="3.8008in"/>
    </style:style>
    <style:style style:name="co38" style:family="table-column">
      <style:table-column-properties fo:break-before="auto" style:column-width="0.6945in"/>
    </style:style>
    <style:style style:name="co39" style:family="table-column">
      <style:table-column-properties fo:break-before="auto" style:column-width="0.6661in"/>
    </style:style>
    <style:style style:name="ro1" style:family="table-row">
      <style:table-row-properties style:row-height="0.38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811in" fo:break-before="auto" style:use-optimal-row-height="false"/>
    </style:style>
    <style:style style:name="ro9" style:family="table-row">
      <style:table-row-properties style:row-height="0.2508in" fo:break-before="auto" style:use-optimal-row-height="true"/>
    </style:style>
    <style:style style:name="ro10" style:family="table-row">
      <style:table-row-properties style:row-height="0.4063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ro12" style:family="table-row">
      <style:table-row-properties style:row-height="0.252in" fo:break-before="auto" style:use-optimal-row-height="true"/>
    </style:style>
    <style:style style:name="ro13" style:family="table-row">
      <style:table-row-properties style:row-height="0.3173in" fo:break-before="auto" style:use-optimal-row-height="false"/>
    </style:style>
    <style:style style:name="ro14" style:family="table-row">
      <style:table-row-properties style:row-height="0.3228in" fo:break-before="auto" style:use-optimal-row-height="false"/>
    </style:style>
    <style:style style:name="ro15" style:family="table-row">
      <style:table-row-properties style:row-height="0.1772in" fo:break-before="auto" style:use-optimal-row-height="false"/>
    </style:style>
    <style:style style:name="ro16" style:family="table-row">
      <style:table-row-properties style:row-height="0.4346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Song_20_List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ersion_20_Log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1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51c75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96" style:family="table-cell" style:parent-style-name="Default">
      <style:table-cell-properties fo:background-color="#eaf2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fo:border-bottom="0.74pt solid #c0c0c0" style:diagonal-bl-tr="none" style:diagonal-tl-br="none" style:text-align-source="fix" style:repeat-content="false" fo:wrap-option="wrap" fo:border-left="0.74pt solid #00000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c400" style:diagonal-bl-tr="none" style:diagonal-tl-br="none" style:text-align-source="fix" style:repeat-content="false" fo:wrap-option="wrap" fo:border-left="0.74pt solid #ffffff" style:direction="ltr" fo:padding-bottom="0.0835in" fo:padding-left="0.028in" fo:padding-right="0.028in" fo:padding-top="0.0835in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bf360c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b71c1c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D8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D8"/>
    </style:style>
    <style:style style:name="ce31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9fbe7" style:diagonal-bl-tr="none" style:diagonal-tl-br="none" style:text-align-source="fix" style:repeat-content="false" fo:wrap-option="wrap" fo:border="0.74pt solid #616161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D8"/>
    </style:style>
    <style:style style:name="ce33" style:family="table-cell" style:parent-style-name="Default">
      <style:table-cell-properties style:glyph-orientation-vertical="0" fo:border-bottom="0.74pt solid #616161" fo:background-color="#f9fbe7" style:diagonal-bl-tr="none" style:diagonal-tl-br="none" style:text-align-source="fix" style:repeat-content="false" fo:wrap-option="wrap" fo:border-left="0.74pt solid #616161" style:direction="ltr" fo:padding-bottom="0.0835in" fo:padding-left="0.028in" fo:padding-right="0.028in" fo:padding-top="0.0835in" fo:border-right="1.5pt solid #000000" style:rotation-angle="0" style:rotation-align="none" style:shrink-to-fit="false" fo:border-top="0.74pt solid #616161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ede7f6" style:diagonal-bl-tr="none" style:diagonal-tl-br="none" style:text-align-source="fix" style:repeat-content="false" fo:wrap-option="wrap" fo:border="1.5pt solid #000000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D8"/>
    </style:style>
    <style:style style:name="ce36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D8"/>
    </style:style>
    <style:style style:name="ce110" style:family="table-cell" style:parent-style-name="Default">
      <style:table-cell-properties fo:border-bottom="0.74pt solid #ddddd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M5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M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4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48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Q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Q5"/>
    </style:style>
    <style:style style:name="ce54" style:family="table-cell" style:parent-style-name="Default" style:data-style-name="N41">
      <style:table-cell-properties fo:background-color="#fce5cd" style:text-align-source="fix" style:repeat-content="false" fo:wrap-option="no-wrap" style:direction="ltr" fo:padding-bottom="0.028in" fo:padding-left="0.0835in" fo:padding-right="0.028in" fo:padding-top="0.028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Arial" fo:font-size="17pt" fo:font-style="italic" fo:text-shadow="none" style:text-underline-style="none" fo:font-weight="bold" style:font-size-asian="17pt" style:font-style-asian="italic" style:font-weight-asian="bold" style:font-name-complex="Arial" style:font-size-complex="17pt" style:font-style-complex="italic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9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9" style:family="table-cell" style:parent-style-name="Default">
      <style:table-cell-properties fo:background-color="#ffff00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order-left="0.74pt solid #000000" fo:border-right="0.74pt solid #000000" fo:border-top="non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#b71c1c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2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41">
      <style:table-cell-properties fo:background-color="#ffe5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3]))&gt;0)" style:apply-style-name="ConditionalStyle_5f_12" style:base-cell-address="'Version Log'.B3"/>
    </style:style>
    <style:style style:name="ce37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c1eae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5" style:family="table-cell" style:parent-style-name="Default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BandNames)" table:allow-empty-cell="true" table:display-list="sort-ascending" table:base-cell-address="MAIN.C5">
          <table:error-message table:message-type="stop" table:display="true"/>
        </table:content-validation>
        <table:content-validation table:name="val2" table:condition="of:cell-content-is-in-list(Genres)" table:allow-empty-cell="true" table:display-list="sort-ascending" table:base-cell-address="MAIN.D5">
          <table:error-message table:message-type="stop" table:display="true"/>
        </table:content-validation>
        <table:content-validation table:name="val3" table:base-cell-address="MAIN.E5">
          <table:error-message table:message-type="stop" table:display="true"/>
        </table:content-validation>
        <table:content-validation table:name="val4" table:condition="of:cell-content-is-in-list(PriorityLevels)" table:allow-empty-cell="true" table:display-list="unsorted" table:base-cell-address="MAIN.Q5">
          <table:error-message table:message-type="stop" table:display="true"/>
        </table:content-validation>
        <table:content-validation table:name="val5" table:condition="of:cell-content-is-in-list(Statuses)" table:allow-empty-cell="true" table:display-list="unsorted" table:base-cell-address="MAIN.S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" table:number-columns-repeated="3"/>
          <table:table-cell table:style-name="ce6" office:value-type="string" calcext:value-type="string">
            <text:p>As of (latest date in version log):</text:p>
          </table:table-cell>
          <table:table-cell/>
          <table:table-cell table:style-name="ce9" table:formula="of:=[$'Version Log'.B$3]" office:value-type="date" office:date-value="2024-05-14" calcext:value-type="date">
            <text:p>May 14, 2024</text:p>
          </table:table-cell>
          <table:table-cell table:number-columns-repeated="1017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This sheet gives details, notes, and instructions that can be helpful to those entering data, viewing data, or in any way using this Google spreadsheet document.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NOTES: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5" table:number-rows-repeated="8">
          <table:table-cell table:number-columns-repeated="1024"/>
        </table:table-row>
        <table:table-row table:style-name="ro4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IN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02" table:default-cell-style-name="Default"/>
        <table:table-row table:style-name="ro6">
          <table:table-cell table:style-name="ce8"/>
          <table:table-cell table:style-name="ce8" office:value-type="string" calcext:value-type="string">
            <text:p>MASTER UNABRIDGED SONGS LIST</text:p>
          </table:table-cell>
          <table:table-cell table:style-name="ce8" table:number-columns-repeated="9"/>
          <table:table-cell table:style-name="ce36" table:number-columns-repeated="3"/>
          <table:table-cell table:style-name="ce44" office:value-type="string" calcext:value-type="string">
            <text:p>AS OF: </text:p>
          </table:table-cell>
          <table:table-cell table:style-name="ce48" table:formula="of:=[$Instructions.G1]" office:value-type="date" office:date-value="2024-05-14" calcext:value-type="date">
            <text:p>May 14, 2024</text:p>
          </table:table-cell>
          <table:table-cell table:style-name="ce44" office:value-type="string" calcext:value-type="string">
            <text:p>TODAY:</text:p>
          </table:table-cell>
          <table:table-cell table:style-name="ce54" table:formula="of:=TODAY()" office:value-type="date" office:date-value="2024-05-18" calcext:value-type="date">
            <text:p>May 18, 2024</text:p>
          </table:table-cell>
          <table:table-cell table:number-columns-repeated="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6" table:number-columns-repeated="24"/>
          <table:table-cell table:number-columns-repeated="1000"/>
        </table:table-row>
        <table:table-row table:style-name="ro7">
          <table:table-cell table:number-columns-repeated="5"/>
          <table:table-cell table:style-name="ce31" office:value-type="string" calcext:value-type="string" table:number-columns-spanned="3" table:number-rows-spanned="1">
            <text:p>PERFORMED WITH:</text:p>
          </table:table-cell>
          <table:covered-table-cell table:number-columns-repeated="2"/>
          <table:table-cell table:number-columns-repeated="1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8">
          <table:table-cell table:style-name="ce96" office:value-type="string" calcext:value-type="string">
            <text:p>Index</text:p>
          </table:table-cell>
          <table:table-cell table:style-name="ce13" office:value-type="string" calcext:value-type="string">
            <text:p>Song</text:p>
          </table:table-cell>
          <table:table-cell table:style-name="ce13" office:value-type="string" calcext:value-type="string">
            <text:p>Artist</text:p>
          </table:table-cell>
          <table:table-cell table:style-name="ce13" office:value-type="string" calcext:value-type="string">
            <text:p>Genre</text:p>
          </table:table-cell>
          <table:table-cell table:style-name="ce13" office:value-type="string" calcext:value-type="string">
            <text:p>CHORDS</text:p>
          </table:table-cell>
          <table:table-cell table:style-name="ce27" office:value-type="string" calcext:value-type="string">
            <text:p>BSC</text:p>
          </table:table-cell>
          <table:table-cell table:style-name="ce27" office:value-type="string" calcext:value-type="string">
            <text:p>NBC</text:p>
          </table:table-cell>
          <table:table-cell table:style-name="ce33" office:value-type="string" calcext:value-type="string">
            <text:p>RLBB</text:p>
          </table:table-cell>
          <table:table-cell table:style-name="ce37" office:value-type="string" calcext:value-type="string">
            <text:p>I Sing</text:p>
          </table:table-cell>
          <table:table-cell table:style-name="ce37" office:value-type="string" calcext:value-type="string">
            <text:p>I Play</text:p>
          </table:table-cell>
          <table:table-cell table:style-name="ce37" office:value-type="string" calcext:value-type="string">
            <text:p>Have Lyrics</text:p>
          </table:table-cell>
          <table:table-cell table:style-name="ce37" office:value-type="string" calcext:value-type="string">
            <text:p>Have Tab</text:p>
          </table:table-cell>
          <table:table-cell table:style-name="ce110" table:number-columns-repeated="2"/>
          <table:table-cell table:style-name="ce129" table:number-columns-repeated="6"/>
          <table:table-cell table:style-name="ce87" table:number-columns-repeated="2"/>
          <table:table-cell table:number-columns-repeated="1002"/>
        </table:table-row>
        <table:table-row table:style-name="ro9">
          <table:table-cell table:style-name="ce97" office:value-type="float" office:value="1" calcext:value-type="float">
            <text:p>001</text:p>
          </table:table-cell>
          <table:table-cell table:style-name="ce15" office:value-type="string" calcext:value-type="string">
            <text:p>The Answe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???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6]&lt;&gt;&quot;&quot;;[.A5]+1;&quot;&quot;)" office:value-type="float" office:value="2" calcext:value-type="float">
            <text:p>002</text:p>
          </table:table-cell>
          <table:table-cell table:style-name="ce15" office:value-type="string" calcext:value-type="string">
            <text:p>Supernaut </text:p>
          </table:table-cell>
          <table:table-cell table:style-name="ce20" table:content-validation-name="val1" office:value-type="string" calcext:value-type="string">
            <text:p>1000 Homo DJs</text:p>
          </table:table-cell>
          <table:table-cell table:content-validation-name="val2"/>
          <table:table-cell table:content-validation-name="val3"/>
          <table:table-cell table:number-columns-repeated="7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7]&lt;&gt;&quot;&quot;;[.A6]+1;&quot;&quot;)" office:value-type="float" office:value="3" calcext:value-type="float">
            <text:p>003</text:p>
          </table:table-cell>
          <table:table-cell table:style-name="ce15" office:value-type="string" calcext:value-type="string">
            <text:p>How Do You Want It</text:p>
          </table:table-cell>
          <table:table-cell table:style-name="ce20" table:content-validation-name="val1" office:value-type="string" calcext:value-type="string">
            <text:p>2Pac</text:p>
          </table:table-cell>
          <table:table-cell table:style-name="ce22" table:content-validation-name="val2" office:value-type="string" calcext:value-type="string">
            <text:p>Rap</text:p>
          </table:table-cell>
          <table:table-cell table:style-name="ce21" table:content-validation-name="val3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8]&lt;&gt;&quot;&quot;;[.A7]+1;&quot;&quot;)" office:value-type="float" office:value="4" calcext:value-type="float">
            <text:p>004</text:p>
          </table:table-cell>
          <table:table-cell table:style-name="ce15" office:value-type="string" calcext:value-type="string">
            <text:p>Here Without You</text:p>
          </table:table-cell>
          <table:table-cell table:style-name="ce20" table:content-validation-name="val1" office:value-type="string" calcext:value-type="string">
            <text:p>3 Doors Down</text:p>
          </table:table-cell>
          <table:table-cell table:style-name="ce19" table:content-validation-name="val2"/>
          <table:table-cell table:style-name="ce24" table:content-validation-name="val3" office:value-type="string" calcext:value-type="string">
            <text:p>BmA,BmGA, DABmGA</text:p>
          </table:table-cell>
          <table:table-cell table:style-name="ce32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0" table:number-columns-repeated="3"/>
          <table:table-cell table:style-name="ce43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9]&lt;&gt;&quot;&quot;;[.A8]+1;&quot;&quot;)" office:value-type="float" office:value="5" calcext:value-type="float">
            <text:p>005</text:p>
          </table:table-cell>
          <table:table-cell table:style-name="ce15" office:value-type="string" calcext:value-type="string">
            <text:p>Love Me When I'm Gone</text:p>
          </table:table-cell>
          <table:table-cell table:style-name="ce20" table:content-validation-name="val1" office:value-type="string" calcext:value-type="string">
            <text:p>3 Doors Down</text:p>
          </table:table-cell>
          <table:table-cell table:style-name="ce22" table:content-validation-name="val2" office:value-type="string" calcext:value-type="string">
            <text:p>Hard Rock</text:p>
          </table:table-cell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 table:number-columns-repeated="2"/>
          <table:table-cell table:style-name="ce35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0]&lt;&gt;&quot;&quot;;[.A9]+1;&quot;&quot;)" office:value-type="float" office:value="6" calcext:value-type="float">
            <text:p>006</text:p>
          </table:table-cell>
          <table:table-cell table:style-name="ce15" office:value-type="string" calcext:value-type="string">
            <text:p>The Kill</text:p>
          </table:table-cell>
          <table:table-cell table:style-name="ce20" table:content-validation-name="val1" office:value-type="string" calcext:value-type="string">
            <text:p>30 Seconds To Mars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CDEB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1]&lt;&gt;&quot;&quot;;[.A10]+1;&quot;&quot;)" office:value-type="float" office:value="7" calcext:value-type="float">
            <text:p>007</text:p>
          </table:table-cell>
          <table:table-cell table:style-name="ce15" office:value-type="string" calcext:value-type="string">
            <text:p>Blink </text:p>
          </table:table-cell>
          <table:table-cell table:style-name="ce20" table:content-validation-name="val1" office:value-type="string" calcext:value-type="string">
            <text:p>88 Fingers Louie</text:p>
          </table:table-cell>
          <table:table-cell table:content-validation-name="val2"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2]&lt;&gt;&quot;&quot;;[.A11]+1;&quot;&quot;)" office:value-type="float" office:value="8" calcext:value-type="float">
            <text:p>008</text:p>
          </table:table-cell>
          <table:table-cell table:style-name="ce15" office:value-type="string" calcext:value-type="string">
            <text:p>Since U Been Gon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A Day To Rememb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3]&lt;&gt;&quot;&quot;;[.A12]+1;&quot;&quot;)" office:value-type="float" office:value="9" calcext:value-type="float">
            <text:p>009</text:p>
          </table:table-cell>
          <table:table-cell table:style-name="ce15" office:value-type="string" calcext:value-type="string">
            <text:p>Six Days On The Road</text:p>
          </table:table-cell>
          <table:table-cell table:style-name="ce20" table:content-validation-name="val1" office:value-type="string" calcext:value-type="string">
            <text:p>Aaron Tippin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4]&lt;&gt;&quot;&quot;;[.A13]+1;&quot;&quot;)" office:value-type="float" office:value="10" calcext:value-type="float">
            <text:p>010</text:p>
          </table:table-cell>
          <table:table-cell table:style-name="ce15" office:value-type="string" calcext:value-type="string">
            <text:p>Whole Lotta Rosie</text:p>
          </table:table-cell>
          <table:table-cell table:style-name="ce20" table:content-validation-name="val1" office:value-type="string" calcext:value-type="string">
            <text:p>Ac/Dc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5]&lt;&gt;&quot;&quot;;[.A14]+1;&quot;&quot;)" office:value-type="float" office:value="11" calcext:value-type="float">
            <text:p>011</text:p>
          </table:table-cell>
          <table:table-cell table:style-name="ce15" office:value-type="string" calcext:value-type="string">
            <text:p>TN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Acdc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6]&lt;&gt;&quot;&quot;;[.A15]+1;&quot;&quot;)" office:value-type="float" office:value="12" calcext:value-type="float">
            <text:p>012</text:p>
          </table:table-cell>
          <table:table-cell table:style-name="ce15" office:value-type="string" calcext:value-type="string">
            <text:p>You Shook Me All Night Long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Acdc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7]&lt;&gt;&quot;&quot;;[.A16]+1;&quot;&quot;)" office:value-type="float" office:value="13" calcext:value-type="float">
            <text:p>013</text:p>
          </table:table-cell>
          <table:table-cell office:value-type="string" calcext:value-type="string">
            <text:p>Tighten Up</text:p>
          </table:table-cell>
          <table:table-cell office:value-type="string" calcext:value-type="string">
            <text:p>Achie Bell &amp; The Drell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8]&lt;&gt;&quot;&quot;;[.A17]+1;&quot;&quot;)" office:value-type="float" office:value="14" calcext:value-type="float">
            <text:p>014</text:p>
          </table:table-cell>
          <table:table-cell table:style-name="ce15" office:value-type="string" calcext:value-type="string">
            <text:p>Same Old Song &amp; Dance</text:p>
          </table:table-cell>
          <table:table-cell table:style-name="ce20" table:content-validation-name="val1" office:value-type="string" calcext:value-type="string">
            <text:p>Aerosmith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9]&lt;&gt;&quot;&quot;;[.A18]+1;&quot;&quot;)" office:value-type="float" office:value="15" calcext:value-type="float">
            <text:p>015</text:p>
          </table:table-cell>
          <table:table-cell table:style-name="ce15" office:value-type="string" calcext:value-type="string">
            <text:p>Paint It Black [The Rolling Stones] </text:p>
          </table:table-cell>
          <table:table-cell table:style-name="ce20" table:content-validation-name="val1" office:value-type="string" calcext:value-type="string">
            <text:p>Agony Scene</text:p>
          </table:table-cell>
          <table:table-cell table:content-validation-name="val2"/>
          <table:table-cell table:content-validation-name="val3"/>
          <table:table-cell table:number-columns-repeated="7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0]&lt;&gt;&quot;&quot;;[.A19]+1;&quot;&quot;)" office:value-type="float" office:value="16" calcext:value-type="float">
            <text:p>016</text:p>
          </table:table-cell>
          <table:table-cell office:value-type="string" calcext:value-type="string">
            <text:p>Love and Happiness</text:p>
          </table:table-cell>
          <table:table-cell office:value-type="string" calcext:value-type="string">
            <text:p>Al Gree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1]&lt;&gt;&quot;&quot;;[.A20]+1;&quot;&quot;)" office:value-type="float" office:value="17" calcext:value-type="float">
            <text:p>017</text:p>
          </table:table-cell>
          <table:table-cell office:value-type="string" calcext:value-type="string">
            <text:p>Take Me To The River</text:p>
          </table:table-cell>
          <table:table-cell office:value-type="string" calcext:value-type="string">
            <text:p>Al Gree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2]&lt;&gt;&quot;&quot;;[.A21]+1;&quot;&quot;)" office:value-type="float" office:value="18" calcext:value-type="float">
            <text:p>018</text:p>
          </table:table-cell>
          <table:table-cell table:style-name="ce15" office:value-type="string" calcext:value-type="string">
            <text:p>Mountain Music</text:p>
          </table:table-cell>
          <table:table-cell table:style-name="ce20" table:content-validation-name="val1" office:value-type="string" calcext:value-type="string">
            <text:p>Alabama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3]&lt;&gt;&quot;&quot;;[.A22]+1;&quot;&quot;)" office:value-type="float" office:value="19" calcext:value-type="float">
            <text:p>019</text:p>
          </table:table-cell>
          <table:table-cell table:style-name="ce15" office:value-type="string" calcext:value-type="string">
            <text:p>Mercury Blues</text:p>
          </table:table-cell>
          <table:table-cell table:style-name="ce20" table:content-validation-name="val1" office:value-type="string" calcext:value-type="string">
            <text:p>Alan Jackson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4]&lt;&gt;&quot;&quot;;[.A23]+1;&quot;&quot;)" office:value-type="float" office:value="20" calcext:value-type="float">
            <text:p>020</text:p>
          </table:table-cell>
          <table:table-cell table:style-name="ce15" office:value-type="string" calcext:value-type="string">
            <text:p>Brick</text:p>
          </table:table-cell>
          <table:table-cell table:style-name="ce20" table:content-validation-name="val1" office:value-type="string" calcext:value-type="string">
            <text:p>Albert Coll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5]&lt;&gt;&quot;&quot;;[.A24]+1;&quot;&quot;)" office:value-type="float" office:value="21" calcext:value-type="float">
            <text:p>021</text:p>
          </table:table-cell>
          <table:table-cell table:style-name="ce15" office:value-type="string" calcext:value-type="string">
            <text:p>It Never Rains In California</text:p>
          </table:table-cell>
          <table:table-cell table:style-name="ce20" table:content-validation-name="val1" office:value-type="string" calcext:value-type="string">
            <text:p>Albert Hammond</text:p>
          </table:table-cell>
          <table:table-cell table:style-name="ce22" table:content-validation-name="val2" office:value-type="string" calcext:value-type="string">
            <text:p>Soft Rock</text:p>
          </table:table-cell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70"/>
          <table:table-cell table:style-name="ce71"/>
          <table:table-cell table:style-name="ce75"/>
          <table:table-cell table:style-name="ce79"/>
          <table:table-cell table:style-name="ce81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6]&lt;&gt;&quot;&quot;;[.A25]+1;&quot;&quot;)" office:value-type="float" office:value="22" calcext:value-type="float">
            <text:p>022</text:p>
          </table:table-cell>
          <table:table-cell office:value-type="string" calcext:value-type="string">
            <text:p>Born Under A Bad Sign</text:p>
          </table:table-cell>
          <table:table-cell office:value-type="string" calcext:value-type="string">
            <text:p>Albert King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7]&lt;&gt;&quot;&quot;;[.A26]+1;&quot;&quot;)" office:value-type="float" office:value="23" calcext:value-type="float">
            <text:p>023</text:p>
          </table:table-cell>
          <table:table-cell office:value-type="string" calcext:value-type="string">
            <text:p>Crosscut Saw</text:p>
          </table:table-cell>
          <table:table-cell office:value-type="string" calcext:value-type="string">
            <text:p>Albert King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8]&lt;&gt;&quot;&quot;;[.A27]+1;&quot;&quot;)" office:value-type="float" office:value="24" calcext:value-type="float">
            <text:p>024</text:p>
          </table:table-cell>
          <table:table-cell office:value-type="string" calcext:value-type="string">
            <text:p>I'll Play The Blues For You</text:p>
          </table:table-cell>
          <table:table-cell office:value-type="string" calcext:value-type="string">
            <text:p>Albert King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9]&lt;&gt;&quot;&quot;;[.A28]+1;&quot;&quot;)" office:value-type="float" office:value="25" calcext:value-type="float">
            <text:p>025</text:p>
          </table:table-cell>
          <table:table-cell office:value-type="string" calcext:value-type="string">
            <text:p>Laundromat Blues</text:p>
          </table:table-cell>
          <table:table-cell office:value-type="string" calcext:value-type="string">
            <text:p>Albert King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0">
          <table:table-cell table:style-name="ce97" table:formula="of:=IF([.B30]&lt;&gt;&quot;&quot;;[.A29]+1;&quot;&quot;)" office:value-type="float" office:value="26" calcext:value-type="float">
            <text:p>026</text:p>
          </table:table-cell>
          <table:table-cell table:style-name="ce15" office:value-type="string" calcext:value-type="string">
            <text:p>I Know Somethin'</text:p>
          </table:table-cell>
          <table:table-cell table:style-name="ce20" table:content-validation-name="val1" office:value-type="string" calcext:value-type="string">
            <text:p>Alice In Chains</text:p>
          </table:table-cell>
          <table:table-cell table:style-name="ce22" table:content-validation-name="val2" office:value-type="string" calcext:value-type="string">
            <text:p>Rock</text:p>
          </table:table-cell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8"/>
          <table:table-cell table:style-name="ce85"/>
          <table:table-cell table:number-columns-repeated="1003"/>
        </table:table-row>
        <table:table-row table:style-name="ro9">
          <table:table-cell table:style-name="ce97" table:formula="of:=IF([.B31]&lt;&gt;&quot;&quot;;[.A30]+1;&quot;&quot;)" office:value-type="float" office:value="27" calcext:value-type="float">
            <text:p>027</text:p>
          </table:table-cell>
          <table:table-cell table:style-name="ce15" office:value-type="string" calcext:value-type="string">
            <text:p>Man In The Box</text:p>
          </table:table-cell>
          <table:table-cell table:style-name="ce20" table:content-validation-name="val1" office:value-type="string" calcext:value-type="string">
            <text:p>Alice In Chains</text:p>
          </table:table-cell>
          <table:table-cell table:style-name="ce22" table:content-validation-name="val2" office:value-type="string" calcext:value-type="string">
            <text:p>Rock</text:p>
          </table:table-cell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8"/>
          <table:table-cell table:style-name="ce85"/>
          <table:table-cell table:number-columns-repeated="1003"/>
        </table:table-row>
        <table:table-row table:style-name="ro5">
          <table:table-cell table:style-name="ce97" table:formula="of:=IF([.B32]&lt;&gt;&quot;&quot;;[.A31]+1;&quot;&quot;)" office:value-type="float" office:value="28" calcext:value-type="float">
            <text:p>028</text:p>
          </table:table-cell>
          <table:table-cell table:style-name="ce15" office:value-type="string" calcext:value-type="string">
            <text:p>Nutshell</text:p>
          </table:table-cell>
          <table:table-cell table:style-name="ce20" table:content-validation-name="val1" office:value-type="string" calcext:value-type="string">
            <text:p>Alice In Chains</text:p>
          </table:table-cell>
          <table:table-cell table:style-name="ce22" table:content-validation-name="val2" office:value-type="string" calcext:value-type="string">
            <text:p>Rock</text:p>
          </table:table-cell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3]&lt;&gt;&quot;&quot;;[.A32]+1;&quot;&quot;)" office:value-type="float" office:value="29" calcext:value-type="float">
            <text:p>029</text:p>
          </table:table-cell>
          <table:table-cell table:style-name="ce15" office:value-type="string" calcext:value-type="string">
            <text:p>Smooth Criminal</text:p>
          </table:table-cell>
          <table:table-cell table:style-name="ce20" table:content-validation-name="val1" office:value-type="string" calcext:value-type="string">
            <text:p>Alien Ant Farm</text:p>
          </table:table-cell>
          <table:table-cell table:style-name="ce22" table:content-validation-name="val2" office:value-type="string" calcext:value-type="string">
            <text:p>Hard Rock</text:p>
          </table:table-cell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4]&lt;&gt;&quot;&quot;;[.A33]+1;&quot;&quot;)" office:value-type="float" office:value="30" calcext:value-type="float">
            <text:p>030</text:p>
          </table:table-cell>
          <table:table-cell table:style-name="ce15" office:value-type="string" calcext:value-type="string">
            <text:p>Umbrella [Rihanna] </text:p>
          </table:table-cell>
          <table:table-cell table:style-name="ce20" table:content-validation-name="val1" office:value-type="string" calcext:value-type="string">
            <text:p>All Time Low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]&lt;&gt;&quot;&quot;;[.A34]+1;&quot;&quot;)" office:value-type="float" office:value="31" calcext:value-type="float">
            <text:p>031</text:p>
          </table:table-cell>
          <table:table-cell table:style-name="ce15" office:value-type="string" calcext:value-type="string">
            <text:p>Free Fallin' </text:p>
          </table:table-cell>
          <table:table-cell table:style-name="ce20" table:content-validation-name="val1" office:value-type="string" calcext:value-type="string">
            <text:p>Almost, The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36]&lt;&gt;&quot;&quot;;[.A35]+1;&quot;&quot;)" office:value-type="float" office:value="32" calcext:value-type="float">
            <text:p>032</text:p>
          </table:table-cell>
          <table:table-cell table:style-name="ce15" office:value-type="string" calcext:value-type="string">
            <text:p>Black Horse &amp; The Cherry Tree [KT Tunstall] </text:p>
          </table:table-cell>
          <table:table-cell table:style-name="ce20" table:content-validation-name="val1" office:value-type="string" calcext:value-type="string">
            <text:p>Aly &amp; AJ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37]&lt;&gt;&quot;&quot;;[.A36]+1;&quot;&quot;)" office:value-type="float" office:value="33" calcext:value-type="float">
            <text:p>033</text:p>
          </table:table-cell>
          <table:table-cell table:style-name="ce15" office:value-type="string" calcext:value-type="string">
            <text:p>Video Killed the Radio Star </text:p>
          </table:table-cell>
          <table:table-cell table:style-name="ce20" table:content-validation-name="val1" office:value-type="string" calcext:value-type="string">
            <text:p>Amber Pacific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8]&lt;&gt;&quot;&quot;;[.A37]+1;&quot;&quot;)" office:value-type="float" office:value="34" calcext:value-type="float">
            <text:p>034</text:p>
          </table:table-cell>
          <table:table-cell table:style-name="ce15" office:value-type="string" calcext:value-type="string">
            <text:p>Show Me Your Tits</text:p>
          </table:table-cell>
          <table:table-cell table:style-name="ce20" table:content-validation-name="val1" office:value-type="string" calcext:value-type="string">
            <text:p>Anvil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9]&lt;&gt;&quot;&quot;;[.A38]+1;&quot;&quot;)" office:value-type="float" office:value="35" calcext:value-type="float">
            <text:p>035</text:p>
          </table:table-cell>
          <table:table-cell table:style-name="ce15" office:value-type="string" calcext:value-type="string">
            <text:p>Just Between You And Me</text:p>
          </table:table-cell>
          <table:table-cell table:style-name="ce20" table:content-validation-name="val1" office:value-type="string" calcext:value-type="string">
            <text:p>April Win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0]&lt;&gt;&quot;&quot;;[.A39]+1;&quot;&quot;)" office:value-type="float" office:value="36" calcext:value-type="float">
            <text:p>036</text:p>
          </table:table-cell>
          <table:table-cell table:style-name="ce15" office:value-type="string" calcext:value-type="string">
            <text:p>Let It Ride [new ver.] </text:p>
          </table:table-cell>
          <table:table-cell table:style-name="ce20" table:content-validation-name="val1" office:value-type="string" calcext:value-type="string">
            <text:p>Bachman Turner Overdrive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41]&lt;&gt;&quot;&quot;;[.A40]+1;&quot;&quot;)" office:value-type="float" office:value="37" calcext:value-type="float">
            <text:p>037</text:p>
          </table:table-cell>
          <table:table-cell table:style-name="ce15" office:value-type="string" calcext:value-type="string">
            <text:p>Shooting Star</text:p>
          </table:table-cell>
          <table:table-cell table:style-name="ce20" table:content-validation-name="val1" office:value-type="string" calcext:value-type="string">
            <text:p>Bad Company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AEGA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]&lt;&gt;&quot;&quot;;[.A41]+1;&quot;&quot;)" office:value-type="float" office:value="38" calcext:value-type="float">
            <text:p>038</text:p>
          </table:table-cell>
          <table:table-cell table:style-name="ce15" office:value-type="string" calcext:value-type="string">
            <text:p>Shooting Star</text:p>
          </table:table-cell>
          <table:table-cell table:style-name="ce20" table:content-validation-name="val1" office:value-type="string" calcext:value-type="string">
            <text:p>Bad Compan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3]&lt;&gt;&quot;&quot;;[.A42]+1;&quot;&quot;)" office:value-type="float" office:value="39" calcext:value-type="float">
            <text:p>039</text:p>
          </table:table-cell>
          <table:table-cell table:style-name="ce15" office:value-type="string" calcext:value-type="string">
            <text:p>Radar Love</text:p>
          </table:table-cell>
          <table:table-cell table:style-name="ce20" table:content-validation-name="val1" office:value-type="string" calcext:value-type="string">
            <text:p>Badfing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4]&lt;&gt;&quot;&quot;;[.A43]+1;&quot;&quot;)" office:value-type="float" office:value="40" calcext:value-type="float">
            <text:p>040</text:p>
          </table:table-cell>
          <table:table-cell office:value-type="string" calcext:value-type="string">
            <text:p>Never Make Your Move Too Soon</text:p>
          </table:table-cell>
          <table:table-cell office:value-type="string" calcext:value-type="string">
            <text:p>BB King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]&lt;&gt;&quot;&quot;;[.A44]+1;&quot;&quot;)" office:value-type="float" office:value="41" calcext:value-type="float">
            <text:p>041</text:p>
          </table:table-cell>
          <table:table-cell office:value-type="string" calcext:value-type="string">
            <text:p>The Thrill Is Gone</text:p>
          </table:table-cell>
          <table:table-cell office:value-type="string" calcext:value-type="string">
            <text:p>BB King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]&lt;&gt;&quot;&quot;;[.A45]+1;&quot;&quot;)" office:value-type="float" office:value="42" calcext:value-type="float">
            <text:p>042</text:p>
          </table:table-cell>
          <table:table-cell office:value-type="string" calcext:value-type="string">
            <text:p>Why I Sing The Blues</text:p>
          </table:table-cell>
          <table:table-cell office:value-type="string" calcext:value-type="string">
            <text:p>BB King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]&lt;&gt;&quot;&quot;;[.A46]+1;&quot;&quot;)" office:value-type="float" office:value="43" calcext:value-type="float">
            <text:p>043</text:p>
          </table:table-cell>
          <table:table-cell office:value-type="string" calcext:value-type="string">
            <text:p>Woke Up This Morning</text:p>
          </table:table-cell>
          <table:table-cell office:value-type="string" calcext:value-type="string">
            <text:p>BB King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]&lt;&gt;&quot;&quot;;[.A47]+1;&quot;&quot;)" office:value-type="float" office:value="44" calcext:value-type="float">
            <text:p>044</text:p>
          </table:table-cell>
          <table:table-cell table:style-name="ce15" office:value-type="string" calcext:value-type="string">
            <text:p>Eleanor Rigby</text:p>
          </table:table-cell>
          <table:table-cell table:style-name="ce20" table:content-validation-name="val1" office:value-type="string" calcext:value-type="string">
            <text:p>Beatles, The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EmC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]&lt;&gt;&quot;&quot;;[.A48]+1;&quot;&quot;)" office:value-type="float" office:value="45" calcext:value-type="float">
            <text:p>045</text:p>
          </table:table-cell>
          <table:table-cell table:style-name="ce15" office:value-type="string" calcext:value-type="string">
            <text:p>Twist &amp; Shout</text:p>
          </table:table-cell>
          <table:table-cell table:style-name="ce20" table:content-validation-name="val1" office:value-type="string" calcext:value-type="string">
            <text:p>Beatle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]&lt;&gt;&quot;&quot;;[.A49]+1;&quot;&quot;)" office:value-type="float" office:value="46" calcext:value-type="float">
            <text:p>046</text:p>
          </table:table-cell>
          <table:table-cell table:style-name="ce15" office:value-type="string" calcext:value-type="string">
            <text:p>Stayin Alive</text:p>
          </table:table-cell>
          <table:table-cell table:style-name="ce20" table:content-validation-name="val1" office:value-type="string" calcext:value-type="string">
            <text:p>Bee Gee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]&lt;&gt;&quot;&quot;;[.A50]+1;&quot;&quot;)" office:value-type="float" office:value="47" calcext:value-type="float">
            <text:p>047</text:p>
          </table:table-cell>
          <table:table-cell table:style-name="ce15" office:value-type="string" calcext:value-type="string">
            <text:p>Stayin' Alive</text:p>
          </table:table-cell>
          <table:table-cell table:style-name="ce20" table:content-validation-name="val1" office:value-type="string" calcext:value-type="string">
            <text:p>Bee Gees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52]&lt;&gt;&quot;&quot;;[.A51]+1;&quot;&quot;)" office:value-type="float" office:value="48" calcext:value-type="float">
            <text:p>048</text:p>
          </table:table-cell>
          <table:table-cell table:style-name="ce15" office:value-type="string" calcext:value-type="string">
            <text:p>Steal My Kisses</text:p>
          </table:table-cell>
          <table:table-cell table:style-name="ce20" table:content-validation-name="val1" office:value-type="string" calcext:value-type="string">
            <text:p>Ben Harp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]&lt;&gt;&quot;&quot;;[.A52]+1;&quot;&quot;)" office:value-type="float" office:value="49" calcext:value-type="float">
            <text:p>049</text:p>
          </table:table-cell>
          <table:table-cell table:style-name="ce15" office:value-type="string" calcext:value-type="string">
            <text:p>Save A Horse Ride A Cowboy</text:p>
          </table:table-cell>
          <table:table-cell table:style-name="ce20" table:content-validation-name="val1" office:value-type="string" calcext:value-type="string">
            <text:p>Big &amp; Rich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]&lt;&gt;&quot;&quot;;[.A53]+1;&quot;&quot;)" office:value-type="float" office:value="50" calcext:value-type="float">
            <text:p>050</text:p>
          </table:table-cell>
          <table:table-cell table:style-name="ce15" office:value-type="string" calcext:value-type="string">
            <text:p>Rock Around The Clock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Bill Hale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]&lt;&gt;&quot;&quot;;[.A54]+1;&quot;&quot;)" office:value-type="float" office:value="51" calcext:value-type="float">
            <text:p>051</text:p>
          </table:table-cell>
          <table:table-cell table:style-name="ce15" office:value-type="string" calcext:value-type="string">
            <text:p>Shake Rattle And Rol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Bill Hale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]&lt;&gt;&quot;&quot;;[.A55]+1;&quot;&quot;)" office:value-type="float" office:value="52" calcext:value-type="float">
            <text:p>052</text:p>
          </table:table-cell>
          <table:table-cell table:style-name="ce15" office:value-type="string" calcext:value-type="string">
            <text:p>Ain’t No Sunshine</text:p>
          </table:table-cell>
          <table:table-cell table:style-name="ce20" table:content-validation-name="val1" office:value-type="string" calcext:value-type="string">
            <text:p>Bill Withers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AEG, EG#C#B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]&lt;&gt;&quot;&quot;;[.A56]+1;&quot;&quot;)" office:value-type="float" office:value="53" calcext:value-type="float">
            <text:p>053</text:p>
          </table:table-cell>
          <table:table-cell office:value-type="string" calcext:value-type="string">
            <text:p>Caribbean Queen</text:p>
          </table:table-cell>
          <table:table-cell office:value-type="string" calcext:value-type="string">
            <text:p>Billy Ocea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]&lt;&gt;&quot;&quot;;[.A57]+1;&quot;&quot;)" office:value-type="float" office:value="54" calcext:value-type="float">
            <text:p>054</text:p>
          </table:table-cell>
          <table:table-cell table:style-name="ce15" office:value-type="string" calcext:value-type="string">
            <text:p>Hard To Handl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Black Crowe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9]&lt;&gt;&quot;&quot;;[.A58]+1;&quot;&quot;)" office:value-type="float" office:value="55" calcext:value-type="float">
            <text:p>055</text:p>
          </table:table-cell>
          <table:table-cell table:style-name="ce15" office:value-type="string" calcext:value-type="string">
            <text:p>Remed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Black Crowe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0]&lt;&gt;&quot;&quot;;[.A59]+1;&quot;&quot;)" office:value-type="float" office:value="56" calcext:value-type="float">
            <text:p>056</text:p>
          </table:table-cell>
          <table:table-cell table:style-name="ce15" office:value-type="string" calcext:value-type="string">
            <text:p>She Talks To Angel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Black Crowe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1]&lt;&gt;&quot;&quot;;[.A60]+1;&quot;&quot;)" office:value-type="float" office:value="57" calcext:value-type="float">
            <text:p>057</text:p>
          </table:table-cell>
          <table:table-cell table:style-name="ce15" office:value-type="string" calcext:value-type="string">
            <text:p>Children Of The Grave</text:p>
          </table:table-cell>
          <table:table-cell table:style-name="ce20" table:content-validation-name="val1" office:value-type="string" calcext:value-type="string">
            <text:p>Black Sabbath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62]&lt;&gt;&quot;&quot;;[.A61]+1;&quot;&quot;)" office:value-type="float" office:value="58" calcext:value-type="float">
            <text:p>058</text:p>
          </table:table-cell>
          <table:table-cell table:style-name="ce15" office:value-type="string" calcext:value-type="string">
            <text:p>Children Of The Grave</text:p>
          </table:table-cell>
          <table:table-cell table:style-name="ce20" table:content-validation-name="val1" office:value-type="string" calcext:value-type="string">
            <text:p>Black Sabbath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3]&lt;&gt;&quot;&quot;;[.A62]+1;&quot;&quot;)" office:value-type="float" office:value="59" calcext:value-type="float">
            <text:p>059</text:p>
          </table:table-cell>
          <table:table-cell table:style-name="ce15" office:value-type="string" calcext:value-type="string">
            <text:p>Solitude</text:p>
          </table:table-cell>
          <table:table-cell table:style-name="ce20" table:content-validation-name="val1" office:value-type="string" calcext:value-type="string">
            <text:p>Black Sabbath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table:number-columns-repeated="2"/>
          <table:table-cell table:number-columns-repeated="2" table:style-name="ce30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64]&lt;&gt;&quot;&quot;;[.A63]+1;&quot;&quot;)" office:value-type="float" office:value="60" calcext:value-type="float">
            <text:p>060</text:p>
          </table:table-cell>
          <table:table-cell table:style-name="ce15" office:value-type="string" calcext:value-type="string">
            <text:p>Don't Leave Me</text:p>
          </table:table-cell>
          <table:table-cell table:style-name="ce20" table:content-validation-name="val1" office:value-type="string" calcext:value-type="string">
            <text:p>Blackstreet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65]&lt;&gt;&quot;&quot;;[.A64]+1;&quot;&quot;)" office:value-type="float" office:value="61" calcext:value-type="float">
            <text:p>061</text:p>
          </table:table-cell>
          <table:table-cell table:style-name="ce15" office:value-type="string" calcext:value-type="string">
            <text:p>Bad Touch </text:p>
          </table:table-cell>
          <table:table-cell table:style-name="ce20" table:content-validation-name="val1" office:value-type="string" calcext:value-type="string">
            <text:p>Bloodhound Gang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66]&lt;&gt;&quot;&quot;;[.A65]+1;&quot;&quot;)" office:value-type="float" office:value="62" calcext:value-type="float">
            <text:p>062</text:p>
          </table:table-cell>
          <table:table-cell table:style-name="ce15" office:value-type="string" calcext:value-type="string">
            <text:p>It's Tricky </text:p>
          </table:table-cell>
          <table:table-cell table:style-name="ce20" table:content-validation-name="val1" office:value-type="string" calcext:value-type="string">
            <text:p>Bloodhound Gang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67]&lt;&gt;&quot;&quot;;[.A66]+1;&quot;&quot;)" office:value-type="float" office:value="63" calcext:value-type="float">
            <text:p>063</text:p>
          </table:table-cell>
          <table:table-cell table:style-name="ce15" office:value-type="string" calcext:value-type="string">
            <text:p>Kids in America </text:p>
          </table:table-cell>
          <table:table-cell table:style-name="ce20" table:content-validation-name="val1" office:value-type="string" calcext:value-type="string">
            <text:p>Bloodhound Gang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68]&lt;&gt;&quot;&quot;;[.A67]+1;&quot;&quot;)" office:value-type="float" office:value="64" calcext:value-type="float">
            <text:p>064</text:p>
          </table:table-cell>
          <table:table-cell table:style-name="ce15" office:value-type="string" calcext:value-type="string">
            <text:p>Parchman Farm</text:p>
          </table:table-cell>
          <table:table-cell table:style-name="ce20" table:content-validation-name="val1" office:value-type="string" calcext:value-type="string">
            <text:p>Blue Che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9]&lt;&gt;&quot;&quot;;[.A68]+1;&quot;&quot;)" office:value-type="float" office:value="65" calcext:value-type="float">
            <text:p>065</text:p>
          </table:table-cell>
          <table:table-cell table:style-name="ce15" office:value-type="string" calcext:value-type="string">
            <text:p>Parchman Farm </text:p>
          </table:table-cell>
          <table:table-cell table:style-name="ce20" table:content-validation-name="val1" office:value-type="string" calcext:value-type="string">
            <text:p>Blue Cheer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70]&lt;&gt;&quot;&quot;;[.A69]+1;&quot;&quot;)" office:value-type="float" office:value="66" calcext:value-type="float">
            <text:p>066</text:p>
          </table:table-cell>
          <table:table-cell table:style-name="ce15" office:value-type="string" calcext:value-type="string">
            <text:p>Summertime Blues</text:p>
          </table:table-cell>
          <table:table-cell table:style-name="ce20" table:content-validation-name="val1" office:value-type="string" calcext:value-type="string">
            <text:p>Blue Che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1]&lt;&gt;&quot;&quot;;[.A70]+1;&quot;&quot;)" office:value-type="float" office:value="67" calcext:value-type="float">
            <text:p>067</text:p>
          </table:table-cell>
          <table:table-cell table:style-name="ce15" office:value-type="string" calcext:value-type="string">
            <text:p>Hate Me</text:p>
          </table:table-cell>
          <table:table-cell table:style-name="ce20" table:content-validation-name="val1" office:value-type="string" calcext:value-type="string">
            <text:p>Blue October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GEmCA, GECDE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2]&lt;&gt;&quot;&quot;;[.A71]+1;&quot;&quot;)" office:value-type="float" office:value="68" calcext:value-type="float">
            <text:p>068</text:p>
          </table:table-cell>
          <table:table-cell table:style-name="ce15" office:value-type="string" calcext:value-type="string">
            <text:p>Run Around</text:p>
          </table:table-cell>
          <table:table-cell table:style-name="ce20" table:content-validation-name="val1" office:value-type="string" calcext:value-type="string">
            <text:p>Blues Traveler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GCAD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3]&lt;&gt;&quot;&quot;;[.A72]+1;&quot;&quot;)" office:value-type="float" office:value="69" calcext:value-type="float">
            <text:p>069</text:p>
          </table:table-cell>
          <table:table-cell table:style-name="ce15" office:value-type="string" calcext:value-type="string">
            <text:p>The Hook</text:p>
          </table:table-cell>
          <table:table-cell table:style-name="ce20" table:content-validation-name="val1" office:value-type="string" calcext:value-type="string">
            <text:p>Blues Travel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4]&lt;&gt;&quot;&quot;;[.A73]+1;&quot;&quot;)" office:value-type="float" office:value="70" calcext:value-type="float">
            <text:p>070</text:p>
          </table:table-cell>
          <table:table-cell table:style-name="ce15" office:value-type="string" calcext:value-type="string">
            <text:p>Like A Rolling Stone</text:p>
          </table:table-cell>
          <table:table-cell table:style-name="ce20" table:content-validation-name="val1" office:value-type="string" calcext:value-type="string">
            <text:p>Bob Dylan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5]&lt;&gt;&quot;&quot;;[.A74]+1;&quot;&quot;)">
            <text:p/>
          </table:table-cell>
          <table:table-cell table:style-name="ce15"/>
          <table:table-cell table:style-name="ce20" table:content-validation-name="val1"/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6]&lt;&gt;&quot;&quot;;[.A7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ositively 4th St.</text:p>
          </table:table-cell>
          <table:table-cell table:style-name="ce20" table:content-validation-name="val1" office:value-type="string" calcext:value-type="string">
            <text:p>Bob Dylan</text:p>
          </table:table-cell>
          <table:table-cell table:style-name="ce22" table:content-validation-name="val2"/>
          <table:table-cell table:style-name="ce21" table:content-validation-name="val3" table:number-columns-repeated="2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7]&lt;&gt;&quot;&quot;;[.A76]+1;&quot;&quot;)" office:value-type="string" office:string-value="" calcext:value-type="error">
            <text:p>#VALUE!</text:p>
          </table:table-cell>
          <table:table-cell office:value-type="string" calcext:value-type="string">
            <text:p>I Shot The Sheriff [Live]</text:p>
          </table:table-cell>
          <table:table-cell office:value-type="string" calcext:value-type="string">
            <text:p>Bob Marle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8]&lt;&gt;&quot;&quot;;[.A7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No Woman No Cry</text:p>
          </table:table-cell>
          <table:table-cell table:style-name="ce20" table:content-validation-name="val1" office:value-type="string" calcext:value-type="string">
            <text:p>Bob Marle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9]&lt;&gt;&quot;&quot;;[.A7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edemption Song</text:p>
          </table:table-cell>
          <table:table-cell table:style-name="ce20" table:content-validation-name="val1" office:value-type="string" calcext:value-type="string">
            <text:p>Bob Marle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0]&lt;&gt;&quot;&quot;;[.A79]+1;&quot;&quot;)" office:value-type="string" office:string-value="" calcext:value-type="error">
            <text:p>#VALUE!</text:p>
          </table:table-cell>
          <table:table-cell office:value-type="string" calcext:value-type="string">
            <text:p>Old Time Rock and Roll</text:p>
          </table:table-cell>
          <table:table-cell office:value-type="string" calcext:value-type="string">
            <text:p>Bob Seg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1]&lt;&gt;&quot;&quot;;[.A80]+1;&quot;&quot;)" office:value-type="string" office:string-value="" calcext:value-type="error">
            <text:p>#VALUE!</text:p>
          </table:table-cell>
          <table:table-cell office:value-type="string" calcext:value-type="string">
            <text:p>Detroit City</text:p>
          </table:table-cell>
          <table:table-cell office:value-type="string" calcext:value-type="string">
            <text:p>Bobby Bar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2]&lt;&gt;&quot;&quot;;[.A8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ockin’ Robin</text:p>
          </table:table-cell>
          <table:table-cell table:style-name="ce20" table:content-validation-name="val1" office:value-type="string" calcext:value-type="string">
            <text:p>Bobby Da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3]&lt;&gt;&quot;&quot;;[.A82]+1;&quot;&quot;)">
            <text:p/>
          </table:table-cell>
          <table:table-cell table:style-name="ce15"/>
          <table:table-cell table:style-name="ce20" table:content-validation-name="val1"/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84]&lt;&gt;&quot;&quot;;[.A8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anted Dead Or Alive</text:p>
          </table:table-cell>
          <table:table-cell table:style-name="ce20" table:content-validation-name="val1" office:value-type="string" calcext:value-type="string">
            <text:p>Bon Jovi</text:p>
          </table:table-cell>
          <table:table-cell table:style-name="ce22" table:content-validation-name="val2" office:value-type="string" calcext:value-type="string">
            <text:p>Rock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5]&lt;&gt;&quot;&quot;;[.A8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t's A Heartache</text:p>
          </table:table-cell>
          <table:table-cell table:style-name="ce20" table:content-validation-name="val1" office:value-type="string" calcext:value-type="string">
            <text:p>Bonnie Tyler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/>
          <table:table-cell table:number-columns-repeated="2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86]&lt;&gt;&quot;&quot;;[.A8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ong Time</text:p>
          </table:table-cell>
          <table:table-cell table:style-name="ce20" table:content-validation-name="val1" office:value-type="string" calcext:value-type="string">
            <text:p>Bost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7]&lt;&gt;&quot;&quot;;[.A8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ack At One</text:p>
          </table:table-cell>
          <table:table-cell table:style-name="ce20" table:content-validation-name="val1" office:value-type="string" calcext:value-type="string">
            <text:p>Brian McKnight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88]&lt;&gt;&quot;&quot;;[.A87]+1;&quot;&quot;)" office:value-type="string" office:string-value="" calcext:value-type="error">
            <text:p>#VALUE!</text:p>
          </table:table-cell>
          <table:table-cell office:value-type="string" calcext:value-type="string">
            <text:p>Rainy Night In Georgia</text:p>
          </table:table-cell>
          <table:table-cell office:value-type="string" calcext:value-type="string">
            <text:p>Brook Bent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9]&lt;&gt;&quot;&quot;;[.A8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un To You</text:p>
          </table:table-cell>
          <table:table-cell table:style-name="ce20" table:content-validation-name="val1" office:value-type="string" calcext:value-type="string">
            <text:p>Bryan Adams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90]&lt;&gt;&quot;&quot;;[.A8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o Much For Pretending</text:p>
          </table:table-cell>
          <table:table-cell table:style-name="ce20" table:content-validation-name="val1" office:value-type="string" calcext:value-type="string">
            <text:p>Bryan White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1]&lt;&gt;&quot;&quot;;[.A90]+1;&quot;&quot;)" office:value-type="string" office:string-value="" calcext:value-type="error">
            <text:p>#VALUE!</text:p>
          </table:table-cell>
          <table:table-cell office:value-type="string" calcext:value-type="string">
            <text:p>Taking Care of Business</text:p>
          </table:table-cell>
          <table:table-cell office:value-type="string" calcext:value-type="string">
            <text:p>BTO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2]&lt;&gt;&quot;&quot;;[.A91]+1;&quot;&quot;)" office:value-type="string" office:string-value="" calcext:value-type="error">
            <text:p>#VALUE!</text:p>
          </table:table-cell>
          <table:table-cell office:value-type="string" calcext:value-type="string">
            <text:p>Damn Right I've Got The Blues</text:p>
          </table:table-cell>
          <table:table-cell office:value-type="string" calcext:value-type="string">
            <text:p>Buddy Gu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3]&lt;&gt;&quot;&quot;;[.A92]+1;&quot;&quot;)" office:value-type="string" office:string-value="" calcext:value-type="error">
            <text:p>#VALUE!</text:p>
          </table:table-cell>
          <table:table-cell office:value-type="string" calcext:value-type="string">
            <text:p>Them Changes</text:p>
          </table:table-cell>
          <table:table-cell office:value-type="string" calcext:value-type="string">
            <text:p>Buddy Mile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4]&lt;&gt;&quot;&quot;;[.A9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ittle Things</text:p>
          </table:table-cell>
          <table:table-cell table:style-name="ce20" table:content-validation-name="val1" office:value-type="string" calcext:value-type="string">
            <text:p>Bush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5]&lt;&gt;&quot;&quot;;[.A9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achine Head</text:p>
          </table:table-cell>
          <table:table-cell table:style-name="ce20" table:content-validation-name="val1" office:value-type="string" calcext:value-type="string">
            <text:p>Bush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6]&lt;&gt;&quot;&quot;;[.A9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erever You Will Go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Calling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7]&lt;&gt;&quot;&quot;;[.A9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erever You Will Go</text:p>
          </table:table-cell>
          <table:table-cell table:style-name="ce20" table:content-validation-name="val1" office:value-type="string" calcext:value-type="string">
            <text:p>Calling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98]&lt;&gt;&quot;&quot;;[.A9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over Me</text:p>
          </table:table-cell>
          <table:table-cell table:style-name="ce20" table:content-validation-name="val1" office:value-type="string" calcext:value-type="string">
            <text:p>Candlebox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9]&lt;&gt;&quot;&quot;;[.A9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lack Magic Woman</text:p>
          </table:table-cell>
          <table:table-cell table:style-name="ce20" table:content-validation-name="val1" office:value-type="string" calcext:value-type="string">
            <text:p>Carlos Santana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0]&lt;&gt;&quot;&quot;;[.A9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ildwood Flowe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Carter Family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number-columns-repeated="2"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1]&lt;&gt;&quot;&quot;;[.A100]+1;&quot;&quot;)">
            <text:p/>
          </table:table-cell>
          <table:table-cell table:number-columns-repeated="2"/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2]&lt;&gt;&quot;&quot;;[.A101]+1;&quot;&quot;)" office:value-type="string" office:string-value="" calcext:value-type="error">
            <text:p>#VALUE!</text:p>
          </table:table-cell>
          <table:table-cell office:value-type="string" calcext:value-type="string">
            <text:p>Proud Mary</text:p>
          </table:table-cell>
          <table:table-cell office:value-type="string" calcext:value-type="string">
            <text:p>CC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3]&lt;&gt;&quot;&quot;;[.A102]+1;&quot;&quot;)">
            <text:p/>
          </table:table-cell>
          <table:table-cell table:style-name="ce15"/>
          <table:table-cell table:style-name="ce20" table:content-validation-name="val1">
            <table:detective>
              <table:highlighted-range table:marked-invalid="true"/>
            </table:detective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4]&lt;&gt;&quot;&quot;;[.A10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uck You</text:p>
          </table:table-cell>
          <table:table-cell table:style-name="ce20" table:content-validation-name="val1" office:value-type="string" calcext:value-type="string">
            <text:p>CeeLo Green</text:p>
          </table:table-cell>
          <table:table-cell table:style-name="ce22" table:content-validation-name="val2"/>
          <table:table-cell table:style-name="ce21" table:content-validation-name="val3" table:number-columns-repeated="2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5]&lt;&gt;&quot;&quot;;[.A10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plish Splash</text:p>
          </table:table-cell>
          <table:table-cell table:style-name="ce20" table:content-validation-name="val1" office:value-type="string" calcext:value-type="string">
            <text:p>Charlie Drak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6]&lt;&gt;&quot;&quot;;[.A10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Orange Blossom Special</text:p>
          </table:table-cell>
          <table:table-cell table:style-name="ce20" table:content-validation-name="val1" office:value-type="string" calcext:value-type="string">
            <text:p>Charlie Mccoy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7]&lt;&gt;&quot;&quot;;[.A10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s Anybody Going To San Antone</text:p>
          </table:table-cell>
          <table:table-cell table:style-name="ce20" table:content-validation-name="val1" office:value-type="string" calcext:value-type="string">
            <text:p>Charlie Pride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8]&lt;&gt;&quot;&quot;;[.A10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Kiss An Angel Good Morning</text:p>
          </table:table-cell>
          <table:table-cell table:style-name="ce20" table:content-validation-name="val1" office:value-type="string" calcext:value-type="string">
            <text:p>Charlie Pride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9]&lt;&gt;&quot;&quot;;[.A10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Goodtime Charlie’s Got The Blues</text:p>
          </table:table-cell>
          <table:table-cell table:style-name="ce20" table:content-validation-name="val1" office:value-type="string" calcext:value-type="string">
            <text:p>Charlie Rich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0]&lt;&gt;&quot;&quot;;[.A10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Earache My Eye</text:p>
          </table:table-cell>
          <table:table-cell table:style-name="ce20" table:content-validation-name="val1" office:value-type="string" calcext:value-type="string">
            <text:p>Cheech &amp; Chong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11]&lt;&gt;&quot;&quot;;[.A11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lone &amp; Forsaken</text:p>
          </table:table-cell>
          <table:table-cell table:style-name="ce20" table:content-validation-name="val1" office:value-type="string" calcext:value-type="string">
            <text:p>Chet Atkin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2]&lt;&gt;&quot;&quot;;[.A11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Yakety Axe</text:p>
          </table:table-cell>
          <table:table-cell table:style-name="ce20" table:content-validation-name="val1" office:value-type="string" calcext:value-type="string">
            <text:p>Chet Atkin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3]&lt;&gt;&quot;&quot;;[.A11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igher Groun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Chili Pepper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4]&lt;&gt;&quot;&quot;;[.A11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ohnny B Goode</text:p>
          </table:table-cell>
          <table:table-cell table:style-name="ce20" table:content-validation-name="val1" office:value-type="string" calcext:value-type="string">
            <text:p>Chuck Berr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number-columns-repeated="2"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5]&lt;&gt;&quot;&quot;;[.A114]+1;&quot;&quot;)">
            <text:p/>
          </table:table-cell>
          <table:table-cell table:number-columns-repeated="2"/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/>
          <table:table-cell table:number-columns-repeated="1016"/>
        </table:table-row>
        <table:table-row table:style-name="ro5">
          <table:table-cell table:style-name="ce97" table:formula="of:=IF([.B116]&lt;&gt;&quot;&quot;;[.A11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at Would You Do</text:p>
          </table:table-cell>
          <table:table-cell table:style-name="ce20" table:content-validation-name="val1" office:value-type="string" calcext:value-type="string">
            <text:p>City High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17]&lt;&gt;&quot;&quot;;[.A11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hould I Stay Or Should I Go</text:p>
          </table:table-cell>
          <table:table-cell table:style-name="ce20" table:content-validation-name="val1" office:value-type="string" calcext:value-type="string">
            <text:p>Clash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8]&lt;&gt;&quot;&quot;;[.A11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ove, Me</text:p>
          </table:table-cell>
          <table:table-cell table:style-name="ce20" table:content-validation-name="val1" office:value-type="string" calcext:value-type="string">
            <text:p>Collin Raye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9]&lt;&gt;&quot;&quot;;[.A11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moke, Smoke, Smoke</text:p>
          </table:table-cell>
          <table:table-cell table:style-name="ce20" table:content-validation-name="val1" office:value-type="string" calcext:value-type="string">
            <text:p>Commander Cody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0]&lt;&gt;&quot;&quot;;[.A119]+1;&quot;&quot;)" office:value-type="string" office:string-value="" calcext:value-type="error">
            <text:p>#VALUE!</text:p>
          </table:table-cell>
          <table:table-cell office:value-type="string" calcext:value-type="string">
            <text:p>Brick House</text:p>
          </table:table-cell>
          <table:table-cell office:value-type="string" calcext:value-type="string">
            <text:p>Commodore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121]&lt;&gt;&quot;&quot;;[.A12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’d Love To Lay You Down</text:p>
          </table:table-cell>
          <table:table-cell table:style-name="ce20" table:content-validation-name="val1" office:value-type="string" calcext:value-type="string">
            <text:p>Conway Twitty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2]&lt;&gt;&quot;&quot;;[.A12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unglasses At Night </text:p>
          </table:table-cell>
          <table:table-cell table:style-name="ce20" table:content-validation-name="val1" office:value-type="string" calcext:value-type="string">
            <text:p>Corey Hart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23]&lt;&gt;&quot;&quot;;[.A12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r. Jones</text:p>
          </table:table-cell>
          <table:table-cell table:style-name="ce20" table:content-validation-name="val1" office:value-type="string" calcext:value-type="string">
            <text:p>Counting Crows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AFDG, CFDG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4]&lt;&gt;&quot;&quot;;[.A12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ound Here</text:p>
          </table:table-cell>
          <table:table-cell table:style-name="ce20" table:content-validation-name="val1" office:value-type="string" calcext:value-type="string">
            <text:p>Counting Crow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5]&lt;&gt;&quot;&quot;;[.A124]+1;&quot;&quot;)" office:value-type="string" office:string-value="" calcext:value-type="error">
            <text:p>#VALUE!</text:p>
          </table:table-cell>
          <table:table-cell office:value-type="string" calcext:value-type="string">
            <text:p>Born Under A Bad Sign</text:p>
          </table:table-cell>
          <table:table-cell office:value-type="string" calcext:value-type="string">
            <text:p>Cream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126]&lt;&gt;&quot;&quot;;[.A12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unshine of your Love</text:p>
          </table:table-cell>
          <table:table-cell table:style-name="ce20" table:content-validation-name="val1" office:value-type="string" calcext:value-type="string">
            <text:p>Cream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7]&lt;&gt;&quot;&quot;;[.A12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One Last Breath</text:p>
          </table:table-cell>
          <table:table-cell table:style-name="ce20" table:content-validation-name="val1" office:value-type="string" calcext:value-type="string">
            <text:p>Creed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28]&lt;&gt;&quot;&quot;;[.A12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otton Field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Creedenc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9]&lt;&gt;&quot;&quot;;[.A12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ambalaya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Creedenc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0]&lt;&gt;&quot;&quot;;[.A12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orn on the Bayou</text:p>
          </table:table-cell>
          <table:table-cell table:style-name="ce20" table:content-validation-name="val1" office:value-type="string" calcext:value-type="string">
            <text:p>Creedence Clearwater Revival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1]&lt;&gt;&quot;&quot;;[.A13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ortunate Son</text:p>
          </table:table-cell>
          <table:table-cell table:style-name="ce20" table:content-validation-name="val1" office:value-type="string" calcext:value-type="string">
            <text:p>Creedence Clearwater Revival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GFC, GDC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2]&lt;&gt;&quot;&quot;;[.A131]+1;&quot;&quot;)">
            <text:p/>
          </table:table-cell>
          <table:table-cell table:style-name="ce15"/>
          <table:table-cell table:style-name="ce20" table:content-validation-name="val1"/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3]&lt;&gt;&quot;&quot;;[.A13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uzie Q</text:p>
          </table:table-cell>
          <table:table-cell table:style-name="ce20" table:content-validation-name="val1" office:value-type="string" calcext:value-type="string">
            <text:p>Creedence Clearwater Revival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4]&lt;&gt;&quot;&quot;;[.A133]+1;&quot;&quot;)" office:value-type="string" office:string-value="" calcext:value-type="error">
            <text:p>#VALUE!</text:p>
          </table:table-cell>
          <table:table-cell office:value-type="string" calcext:value-type="string">
            <text:p>Good Time Charlie's Got The Blues</text:p>
          </table:table-cell>
          <table:table-cell office:value-type="string" calcext:value-type="string">
            <text:p>Danny O' Keefe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135]&lt;&gt;&quot;&quot;;[.A13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other </text:p>
          </table:table-cell>
          <table:table-cell table:style-name="ce20" table:content-validation-name="val1" office:value-type="string" calcext:value-type="string">
            <text:p>Danzig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36]&lt;&gt;&quot;&quot;;[.A13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lease Come To Boston</text:p>
          </table:table-cell>
          <table:table-cell table:style-name="ce20" table:content-validation-name="val1" office:value-type="string" calcext:value-type="string">
            <text:p>David Allen Co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7]&lt;&gt;&quot;&quot;;[.A13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Ride</text:p>
          </table:table-cell>
          <table:table-cell table:style-name="ce20" table:content-validation-name="val1" office:value-type="string" calcext:value-type="string">
            <text:p>David Allen Co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8]&lt;&gt;&quot;&quot;;[.A13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You Never Even Called Me By My Name</text:p>
          </table:table-cell>
          <table:table-cell table:style-name="ce20" table:content-validation-name="val1" office:value-type="string" calcext:value-type="string">
            <text:p>David Allen Coe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9]&lt;&gt;&quot;&quot;;[.A13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ust A Gigolo</text:p>
          </table:table-cell>
          <table:table-cell table:style-name="ce20" table:content-validation-name="val1" office:value-type="string" calcext:value-type="string">
            <text:p>David Lee Roth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0]&lt;&gt;&quot;&quot;;[.A13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oliday in Cambodia </text:p>
          </table:table-cell>
          <table:table-cell table:style-name="ce20" table:content-validation-name="val1" office:value-type="string" calcext:value-type="string">
            <text:p>Dead Kennedys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1]&lt;&gt;&quot;&quot;;[.A14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oo Drunk To Fuck </text:p>
          </table:table-cell>
          <table:table-cell table:style-name="ce20" table:content-validation-name="val1" office:value-type="string" calcext:value-type="string">
            <text:p>Dead Kennedy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2]&lt;&gt;&quot;&quot;;[.A14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yromania</text:p>
          </table:table-cell>
          <table:table-cell table:style-name="ce20" table:content-validation-name="val1" office:value-type="string" calcext:value-type="string">
            <text:p>Def Leppard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3]&lt;&gt;&quot;&quot;;[.A14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oo Late For Love</text:p>
          </table:table-cell>
          <table:table-cell table:style-name="ce20" table:content-validation-name="val1" office:value-type="string" calcext:value-type="string">
            <text:p>Def Leppard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4]&lt;&gt;&quot;&quot;;[.A14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unaway</text:p>
          </table:table-cell>
          <table:table-cell table:style-name="ce20" table:content-validation-name="val1" office:value-type="string" calcext:value-type="string">
            <text:p>Del Shann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5]&lt;&gt;&quot;&quot;;[.A144]+1;&quot;&quot;)">
            <text:p/>
          </table:table-cell>
          <table:table-cell table:style-name="ce15"/>
          <table:table-cell table:style-name="ce20" table:content-validation-name="val1"/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6]&lt;&gt;&quot;&quot;;[.A14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Every Time I Roll The Dice</text:p>
          </table:table-cell>
          <table:table-cell table:style-name="ce20" table:content-validation-name="val1" office:value-type="string" calcext:value-type="string">
            <text:p>Delbert Mcclinton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7]&lt;&gt;&quot;&quot;;[.A14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ooks That Kill </text:p>
          </table:table-cell>
          <table:table-cell table:style-name="ce20" table:content-validation-name="val1" office:value-type="string" calcext:value-type="string">
            <text:p>Diesel Boy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8]&lt;&gt;&quot;&quot;;[.A14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unaround Sue</text:p>
          </table:table-cell>
          <table:table-cell table:style-name="ce20" table:content-validation-name="val1" office:value-type="string" calcext:value-type="string">
            <text:p>Di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9]&lt;&gt;&quot;&quot;;[.A14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Wanderer</text:p>
          </table:table-cell>
          <table:table-cell table:style-name="ce20" table:content-validation-name="val1" office:value-type="string" calcext:value-type="string">
            <text:p>Di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50]&lt;&gt;&quot;&quot;;[.A14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ultans Of Swing</text:p>
          </table:table-cell>
          <table:table-cell table:style-name="ce20" table:content-validation-name="val1" office:value-type="string" calcext:value-type="string">
            <text:p>Dire Straits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DmCA#A, FA#C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51]&lt;&gt;&quot;&quot;;[.A15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harlie Brown’s Parents</text:p>
          </table:table-cell>
          <table:table-cell table:style-name="ce20" table:content-validation-name="val1" office:value-type="string" calcext:value-type="string">
            <text:p>Dishwalla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AD#DF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52]&lt;&gt;&quot;&quot;;[.A15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You Were Mine</text:p>
          </table:table-cell>
          <table:table-cell table:style-name="ce20" table:content-validation-name="val1" office:value-type="string" calcext:value-type="string">
            <text:p>Dixie Chick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53]&lt;&gt;&quot;&quot;;[.A15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eart Full Of Soul </text:p>
          </table:table-cell>
          <table:table-cell table:style-name="ce20" table:content-validation-name="val1" office:value-type="string" calcext:value-type="string">
            <text:p>Dokken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54]&lt;&gt;&quot;&quot;;[.A15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t's Not Love</text:p>
          </table:table-cell>
          <table:table-cell table:style-name="ce20" table:content-validation-name="val1" office:value-type="string" calcext:value-type="string">
            <text:p>Dokken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2" table:style-name="ce30" office:value-type="string" calcext:value-type="string">
            <text:p>x</text:p>
          </table:table-cell>
          <table:table-cell table:style-name="ce30"/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5]&lt;&gt;&quot;&quot;;[.A15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9 To 5</text:p>
          </table:table-cell>
          <table:table-cell table:style-name="ce20" table:content-validation-name="val1" office:value-type="string" calcext:value-type="string">
            <text:p>Dolly Parton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56]&lt;&gt;&quot;&quot;;[.A15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ulsa Time</text:p>
          </table:table-cell>
          <table:table-cell table:style-name="ce20" table:content-validation-name="val1" office:value-type="string" calcext:value-type="string">
            <text:p>Don William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57]&lt;&gt;&quot;&quot;;[.A15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re You Gonna Move It For Me </text:p>
          </table:table-cell>
          <table:table-cell table:style-name="ce20" table:content-validation-name="val1" office:value-type="string" calcext:value-type="string">
            <text:p>Donnas, The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158]&lt;&gt;&quot;&quot;;[.A15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o You Wanna Hit It </text:p>
          </table:table-cell>
          <table:table-cell table:style-name="ce20" table:content-validation-name="val1" office:value-type="string" calcext:value-type="string">
            <text:p>Donnas, The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159]&lt;&gt;&quot;&quot;;[.A158]+1;&quot;&quot;)" office:value-type="string" office:string-value="" calcext:value-type="error">
            <text:p>#VALUE!</text:p>
          </table:table-cell>
          <table:table-cell office:value-type="string" calcext:value-type="string">
            <text:p>The Ghetto</text:p>
          </table:table-cell>
          <table:table-cell office:value-type="string" calcext:value-type="string">
            <text:p>Donny Hathaway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160]&lt;&gt;&quot;&quot;;[.A15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ellow Yellow</text:p>
          </table:table-cell>
          <table:table-cell table:style-name="ce20" table:content-validation-name="val1" office:value-type="string" calcext:value-type="string">
            <text:p>Donovan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61]&lt;&gt;&quot;&quot;;[.A160]+1;&quot;&quot;)" office:value-type="string" office:string-value="" calcext:value-type="error">
            <text:p>#VALUE!</text:p>
          </table:table-cell>
          <table:table-cell office:value-type="string" calcext:value-type="string">
            <text:p>Listen To The Music</text:p>
          </table:table-cell>
          <table:table-cell office:value-type="string" calcext:value-type="string">
            <text:p>Doobie Brother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162]&lt;&gt;&quot;&quot;;[.A161]+1;&quot;&quot;)">
            <text:p/>
          </table:table-cell>
          <table:table-cell table:number-columns-repeated="2"/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/>
          <table:table-cell table:number-columns-repeated="1016"/>
        </table:table-row>
        <table:table-row table:style-name="ro5">
          <table:table-cell table:style-name="ce97" table:formula="of:=IF([.B163]&lt;&gt;&quot;&quot;;[.A16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ong Train Runnin’</text:p>
          </table:table-cell>
          <table:table-cell table:style-name="ce20" table:content-validation-name="val1" office:value-type="string" calcext:value-type="string">
            <text:p>Doobie Brother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64]&lt;&gt;&quot;&quot;;[.A16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ive To One</text:p>
          </table:table-cell>
          <table:table-cell table:style-name="ce20" table:content-validation-name="val1" office:value-type="string" calcext:value-type="string">
            <text:p>Door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65]&lt;&gt;&quot;&quot;;[.A16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iders On The Storm</text:p>
          </table:table-cell>
          <table:table-cell table:style-name="ce20" table:content-validation-name="val1" office:value-type="string" calcext:value-type="string">
            <text:p>Door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66]&lt;&gt;&quot;&quot;;[.A16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ouch Me</text:p>
          </table:table-cell>
          <table:table-cell table:style-name="ce20" table:content-validation-name="val1" office:value-type="string" calcext:value-type="string">
            <text:p>Door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67]&lt;&gt;&quot;&quot;;[.A16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aiting For the Sun</text:p>
          </table:table-cell>
          <table:table-cell table:style-name="ce20" table:content-validation-name="val1" office:value-type="string" calcext:value-type="string">
            <text:p>Door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68]&lt;&gt;&quot;&quot;;[.A16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Keep Their Headz Ringin'</text:p>
          </table:table-cell>
          <table:table-cell table:style-name="ce20" table:content-validation-name="val1" office:value-type="string" calcext:value-type="string">
            <text:p>Dr. Dre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69]&lt;&gt;&quot;&quot;;[.A16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orgot About Dre</text:p>
          </table:table-cell>
          <table:table-cell table:style-name="ce20" table:content-validation-name="val1" office:value-type="string" calcext:value-type="string">
            <text:p>Dr. Dre &amp; Eminem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70]&lt;&gt;&quot;&quot;;[.A16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uttholeville</text:p>
          </table:table-cell>
          <table:table-cell table:style-name="ce20" table:content-validation-name="val1" office:value-type="string" calcext:value-type="string">
            <text:p>Drive By Trucker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1]&lt;&gt;&quot;&quot;;[.A17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ookout Mountain</text:p>
          </table:table-cell>
          <table:table-cell table:style-name="ce20" table:content-validation-name="val1" office:value-type="string" calcext:value-type="string">
            <text:p>Drive By Trucker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2]&lt;&gt;&quot;&quot;;[.A17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ink Hole</text:p>
          </table:table-cell>
          <table:table-cell table:style-name="ce20" table:content-validation-name="val1" office:value-type="string" calcext:value-type="string">
            <text:p>Drive By Trucker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3]&lt;&gt;&quot;&quot;;[.A17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ast As You</text:p>
          </table:table-cell>
          <table:table-cell table:style-name="ce20" table:content-validation-name="val1" office:value-type="string" calcext:value-type="string">
            <text:p>Dwight Yoakam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4]&lt;&gt;&quot;&quot;;[.A17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ake It To The Limi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Eagle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5]&lt;&gt;&quot;&quot;;[.A17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otel California</text:p>
          </table:table-cell>
          <table:table-cell table:style-name="ce20" table:content-validation-name="val1" office:value-type="string" calcext:value-type="string">
            <text:p>Eagles, The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BmF#AEGDEmF#, GDEmF#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76]&lt;&gt;&quot;&quot;;[.A17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ake It Easy</text:p>
          </table:table-cell>
          <table:table-cell table:style-name="ce20" table:content-validation-name="val1" office:value-type="string" calcext:value-type="string">
            <text:p>Eagles, The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GDCGDCGECGACEC</text:p>
            <text:p>GCGACGCGE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7]&lt;&gt;&quot;&quot;;[.A17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hakin’</text:p>
          </table:table-cell>
          <table:table-cell table:style-name="ce20" table:content-validation-name="val1" office:value-type="string" calcext:value-type="string">
            <text:p>Eddie Mone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8]&lt;&gt;&quot;&quot;;[.A17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riving My Life Away</text:p>
          </table:table-cell>
          <table:table-cell table:style-name="ce20" table:content-validation-name="val1" office:value-type="string" calcext:value-type="string">
            <text:p>Eddie Rabbitt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9]&lt;&gt;&quot;&quot;;[.A17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Love A Rainy Night</text:p>
          </table:table-cell>
          <table:table-cell table:style-name="ce20" table:content-validation-name="val1" office:value-type="string" calcext:value-type="string">
            <text:p>Eddie Rabbitt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0]&lt;&gt;&quot;&quot;;[.A17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n You Can Tell Me Goodbye</text:p>
          </table:table-cell>
          <table:table-cell table:style-name="ce20" table:content-validation-name="val1" office:value-type="string" calcext:value-type="string">
            <text:p>Eddy Arnold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1]&lt;&gt;&quot;&quot;;[.A180]+1;&quot;&quot;)" office:value-type="string" office:string-value="" calcext:value-type="error">
            <text:p>#VALUE!</text:p>
          </table:table-cell>
          <table:table-cell office:value-type="string" calcext:value-type="string">
            <text:p>Dust My Broom</text:p>
          </table:table-cell>
          <table:table-cell office:value-type="string" calcext:value-type="string">
            <text:p>Elmore Jame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182]&lt;&gt;&quot;&quot;;[.A18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lue Suede Shoes</text:p>
          </table:table-cell>
          <table:table-cell table:style-name="ce20" table:content-validation-name="val1" office:value-type="string" calcext:value-type="string">
            <text:p>Elvi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3]&lt;&gt;&quot;&quot;;[.A18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urnin' Love</text:p>
          </table:table-cell>
          <table:table-cell table:style-name="ce20" table:content-validation-name="val1" office:value-type="string" calcext:value-type="string">
            <text:p>Elvis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DGA, BAG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4]&lt;&gt;&quot;&quot;;[.A18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ailhouse Rock</text:p>
          </table:table-cell>
          <table:table-cell table:style-name="ce20" table:content-validation-name="val1" office:value-type="string" calcext:value-type="string">
            <text:p>Elvi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5]&lt;&gt;&quot;&quot;;[.A18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lue Moon Of Kentucky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Elvis Presle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6]&lt;&gt;&quot;&quot;;[.A18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an’t Help Falling In Lov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Elvis Presle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7]&lt;&gt;&quot;&quot;;[.A18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ittle Siste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Elvis Presle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8]&lt;&gt;&quot;&quot;;[.A18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at’s All Right Mama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Elvis Presle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9]&lt;&gt;&quot;&quot;;[.A18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ole Model</text:p>
          </table:table-cell>
          <table:table-cell table:style-name="ce20" table:content-validation-name="val1" office:value-type="string" calcext:value-type="string">
            <text:p>Eminem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90]&lt;&gt;&quot;&quot;;[.A18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Real Slim Shady</text:p>
          </table:table-cell>
          <table:table-cell table:style-name="ce20" table:content-validation-name="val1" office:value-type="string" calcext:value-type="string">
            <text:p>Eminem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91]&lt;&gt;&quot;&quot;;[.A19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ithout Me</text:p>
          </table:table-cell>
          <table:table-cell table:style-name="ce20" table:content-validation-name="val1" office:value-type="string" calcext:value-type="string">
            <text:p>Eminem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92]&lt;&gt;&quot;&quot;;[.A19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ayla</text:p>
          </table:table-cell>
          <table:table-cell table:style-name="ce20" table:content-validation-name="val1" office:value-type="string" calcext:value-type="string">
            <text:p>Eric Clapton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2" table:style-name="ce30" office:value-type="string" calcext:value-type="string">
            <text:p>x</text:p>
          </table:table-cell>
          <table:table-cell table:style-name="ce30"/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93]&lt;&gt;&quot;&quot;;[.A19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ears In Heaven</text:p>
          </table:table-cell>
          <table:table-cell table:style-name="ce20" table:content-validation-name="val1" office:value-type="string" calcext:value-type="string">
            <text:p>Eric Clapt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94]&lt;&gt;&quot;&quot;;[.A19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onderful Tonight</text:p>
          </table:table-cell>
          <table:table-cell table:style-name="ce20" table:content-validation-name="val1" office:value-type="string" calcext:value-type="string">
            <text:p>Eric Clapton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GF#/DCD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95]&lt;&gt;&quot;&quot;;[.A19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et Me Blow Your Mind</text:p>
          </table:table-cell>
          <table:table-cell table:style-name="ce20" table:content-validation-name="val1" office:value-type="string" calcext:value-type="string">
            <text:p>Eve &amp; Gwen Stefani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96]&lt;&gt;&quot;&quot;;[.A19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ake Up Little Susi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Everly Brother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97]&lt;&gt;&quot;&quot;;[.A19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ye Bye Love</text:p>
          </table:table-cell>
          <table:table-cell table:style-name="ce20" table:content-validation-name="val1" office:value-type="string" calcext:value-type="string">
            <text:p>Everly Brother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98]&lt;&gt;&quot;&quot;;[.A19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et's Make Love</text:p>
          </table:table-cell>
          <table:table-cell table:style-name="ce20" table:content-validation-name="val1" office:value-type="string" calcext:value-type="string">
            <text:p>Faith Hill &amp; Tim McGraw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99]&lt;&gt;&quot;&quot;;[.A19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’m Walking</text:p>
          </table:table-cell>
          <table:table-cell table:style-name="ce20" table:content-validation-name="val1" office:value-type="string" calcext:value-type="string">
            <text:p>Fats Domino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0]&lt;&gt;&quot;&quot;;[.A19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ad Company</text:p>
          </table:table-cell>
          <table:table-cell table:style-name="ce20" table:content-validation-name="val1" office:value-type="string" calcext:value-type="string">
            <text:p>Five Finger Death Punch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BmA, AGEBm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1]&lt;&gt;&quot;&quot;;[.A20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oggy Mountain Breakdown</text:p>
          </table:table-cell>
          <table:table-cell table:style-name="ce20" table:content-validation-name="val1" office:value-type="string" calcext:value-type="string">
            <text:p>Flat &amp; Scrugg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2]&lt;&gt;&quot;&quot;;[.A20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old Me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3]&lt;&gt;&quot;&quot;;[.A20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Chain 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4]&lt;&gt;&quot;&quot;;[.A20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usk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5]&lt;&gt;&quot;&quot;;[.A20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usk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6]&lt;&gt;&quot;&quot;;[.A20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usk 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7]&lt;&gt;&quot;&quot;;[.A206]+1;&quot;&quot;)" office:value-type="string" office:string-value="" calcext:value-type="error">
            <text:p>#VALUE!</text:p>
          </table:table-cell>
          <table:table-cell office:value-type="string" calcext:value-type="string">
            <text:p>Float On</text:p>
          </table:table-cell>
          <table:table-cell office:value-type="string" calcext:value-type="string">
            <text:p>Floater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08]&lt;&gt;&quot;&quot;;[.A20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Ran</text:p>
          </table:table-cell>
          <table:table-cell table:style-name="ce20" table:content-validation-name="val1" office:value-type="string" calcext:value-type="string">
            <text:p>Flock Of Seagulls, A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209]&lt;&gt;&quot;&quot;;[.A20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Just Want To Make Love To You</text:p>
          </table:table-cell>
          <table:table-cell table:style-name="ce20" table:content-validation-name="val1" office:value-type="string" calcext:value-type="string">
            <text:p>Foghat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0]&lt;&gt;&quot;&quot;;[.A20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ouble Vision</text:p>
          </table:table-cell>
          <table:table-cell table:style-name="ce20" table:content-validation-name="val1" office:value-type="string" calcext:value-type="string">
            <text:p>Foreign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1]&lt;&gt;&quot;&quot;;[.A21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uke Box Hero</text:p>
          </table:table-cell>
          <table:table-cell table:style-name="ce20" table:content-validation-name="val1" office:value-type="string" calcext:value-type="string">
            <text:p>Foreign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2]&lt;&gt;&quot;&quot;;[.A21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efore The Next Teardrop Falls</text:p>
          </table:table-cell>
          <table:table-cell table:style-name="ce20" table:content-validation-name="val1" office:value-type="string" calcext:value-type="string">
            <text:p>Freddie Fender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3]&lt;&gt;&quot;&quot;;[.A212]+1;&quot;&quot;)" office:value-type="string" office:string-value="" calcext:value-type="error">
            <text:p>#VALUE!</text:p>
          </table:table-cell>
          <table:table-cell office:value-type="string" calcext:value-type="string">
            <text:p>Hide Away</text:p>
          </table:table-cell>
          <table:table-cell office:value-type="string" calcext:value-type="string">
            <text:p>Freddie King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14]&lt;&gt;&quot;&quot;;[.A213]+1;&quot;&quot;)" office:value-type="string" office:string-value="" calcext:value-type="error">
            <text:p>#VALUE!</text:p>
          </table:table-cell>
          <table:table-cell office:value-type="string" calcext:value-type="string">
            <text:p>Early In The Morning</text:p>
          </table:table-cell>
          <table:table-cell office:value-type="string" calcext:value-type="string">
            <text:p>Gap Band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15]&lt;&gt;&quot;&quot;;[.A21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int Goin Down</text:p>
          </table:table-cell>
          <table:table-cell table:style-name="ce20" table:content-validation-name="val1" office:value-type="string" calcext:value-type="string">
            <text:p>Garth Brook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6]&lt;&gt;&quot;&quot;;[.A21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riends In Low Places</text:p>
          </table:table-cell>
          <table:table-cell table:style-name="ce20" table:content-validation-name="val1" office:value-type="string" calcext:value-type="string">
            <text:p>Garth Brook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7]&lt;&gt;&quot;&quot;;[.A21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f Tomorrow Never Comes</text:p>
          </table:table-cell>
          <table:table-cell table:style-name="ce20" table:content-validation-name="val1" office:value-type="string" calcext:value-type="string">
            <text:p>Garth Brook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8]&lt;&gt;&quot;&quot;;[.A21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apa Loved Mama</text:p>
          </table:table-cell>
          <table:table-cell table:style-name="ce20" table:content-validation-name="val1" office:value-type="string" calcext:value-type="string">
            <text:p>Garth Brook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9]&lt;&gt;&quot;&quot;;[.A21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odeo</text:p>
          </table:table-cell>
          <table:table-cell table:style-name="ce20" table:content-validation-name="val1" office:value-type="string" calcext:value-type="string">
            <text:p>Garth Brook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0]&lt;&gt;&quot;&quot;;[.A21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River</text:p>
          </table:table-cell>
          <table:table-cell table:style-name="ce20" table:content-validation-name="val1" office:value-type="string" calcext:value-type="string">
            <text:p>Garth Brook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1]&lt;&gt;&quot;&quot;;[.A22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under Rolls</text:p>
          </table:table-cell>
          <table:table-cell table:style-name="ce20" table:content-validation-name="val1" office:value-type="string" calcext:value-type="string">
            <text:p>Garth Brook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2]&lt;&gt;&quot;&quot;;[.A22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Unanswered Prayers</text:p>
          </table:table-cell>
          <table:table-cell table:style-name="ce20" table:content-validation-name="val1" office:value-type="string" calcext:value-type="string">
            <text:p>Garth Brook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3]&lt;&gt;&quot;&quot;;[.A22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at She’s Doing Now</text:p>
          </table:table-cell>
          <table:table-cell table:style-name="ce20" table:content-validation-name="val1" office:value-type="string" calcext:value-type="string">
            <text:p>Garth Brook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4]&lt;&gt;&quot;&quot;;[.A22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e-Bop-A-Lula</text:p>
          </table:table-cell>
          <table:table-cell table:style-name="ce20" table:content-validation-name="val1" office:value-type="string" calcext:value-type="string">
            <text:p>Gene Vincent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5]&lt;&gt;&quot;&quot;;[.A22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e Stopped Loving Her Today</text:p>
          </table:table-cell>
          <table:table-cell table:style-name="ce20" table:content-validation-name="val1" office:value-type="string" calcext:value-type="string">
            <text:p>George Jone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6]&lt;&gt;&quot;&quot;;[.A22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ite Lightning</text:p>
          </table:table-cell>
          <table:table-cell table:style-name="ce20" table:content-validation-name="val1" office:value-type="string" calcext:value-type="string">
            <text:p>George Jone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7]&lt;&gt;&quot;&quot;;[.A22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ll My Ex’s Live In Texas</text:p>
          </table:table-cell>
          <table:table-cell table:style-name="ce20" table:content-validation-name="val1" office:value-type="string" calcext:value-type="string">
            <text:p>George Strait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8]&lt;&gt;&quot;&quot;;[.A22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arried Away</text:p>
          </table:table-cell>
          <table:table-cell table:style-name="ce20" table:content-validation-name="val1" office:value-type="string" calcext:value-type="string">
            <text:p>George Strait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9]&lt;&gt;&quot;&quot;;[.A22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arrying Your Love With Me</text:p>
          </table:table-cell>
          <table:table-cell table:style-name="ce20" table:content-validation-name="val1" office:value-type="string" calcext:value-type="string">
            <text:p>George Strait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30]&lt;&gt;&quot;&quot;;[.A22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ireman</text:p>
          </table:table-cell>
          <table:table-cell table:style-name="ce20" table:content-validation-name="val1" office:value-type="string" calcext:value-type="string">
            <text:p>George Strait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31]&lt;&gt;&quot;&quot;;[.A23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eartland</text:p>
          </table:table-cell>
          <table:table-cell table:style-name="ce20" table:content-validation-name="val1" office:value-type="string" calcext:value-type="string">
            <text:p>George Strait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32]&lt;&gt;&quot;&quot;;[.A23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ove Without End, Amen</text:p>
          </table:table-cell>
          <table:table-cell table:style-name="ce20" table:content-validation-name="val1" office:value-type="string" calcext:value-type="string">
            <text:p>George Strait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33]&lt;&gt;&quot;&quot;;[.A23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Keep Your Hands To Yourself</text:p>
          </table:table-cell>
          <table:table-cell table:style-name="ce20" table:content-validation-name="val1" office:value-type="string" calcext:value-type="string">
            <text:p>Georgia Satellite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34]&lt;&gt;&quot;&quot;;[.A23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hinestone Cowboy</text:p>
          </table:table-cell>
          <table:table-cell table:style-name="ce20" table:content-validation-name="val1" office:value-type="string" calcext:value-type="string">
            <text:p>Glen Campbell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35]&lt;&gt;&quot;&quot;;[.A23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Will Survive</text:p>
          </table:table-cell>
          <table:table-cell table:style-name="ce20" table:content-validation-name="val1" office:value-type="string" calcext:value-type="string">
            <text:p>Gloria Gayno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36]&lt;&gt;&quot;&quot;;[.A23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e Got The Beat</text:p>
          </table:table-cell>
          <table:table-cell table:style-name="ce20" table:content-validation-name="val1" office:value-type="string" calcext:value-type="string">
            <text:p>Go-Go'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37]&lt;&gt;&quot;&quot;;[.A23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merican Band</text:p>
          </table:table-cell>
          <table:table-cell table:style-name="ce20" table:content-validation-name="val1" office:value-type="string" calcext:value-type="string">
            <text:p>Grand Funk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238]&lt;&gt;&quot;&quot;;[.A23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e're An American Band</text:p>
          </table:table-cell>
          <table:table-cell table:style-name="ce20" table:content-validation-name="val1" office:value-type="string" calcext:value-type="string">
            <text:p>Grand Funk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39]&lt;&gt;&quot;&quot;;[.A23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No Sugar/New Mother Natur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Guess Who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0]&lt;&gt;&quot;&quot;;[.A23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se Eye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Guess Who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1]&lt;&gt;&quot;&quot;;[.A240]+1;&quot;&quot;)" office:value-type="string" office:string-value="" calcext:value-type="error">
            <text:p>#VALUE!</text:p>
          </table:table-cell>
          <table:table-cell office:value-type="string" calcext:value-type="string">
            <text:p>The Things That I Used To Do</text:p>
          </table:table-cell>
          <table:table-cell office:value-type="string" calcext:value-type="string">
            <text:p>Guitar Slim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42]&lt;&gt;&quot;&quot;;[.A24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t's So Easy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3]&lt;&gt;&quot;&quot;;[.A24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t's So Easy 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44]&lt;&gt;&quot;&quot;;[.A24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atience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45]&lt;&gt;&quot;&quot;;[.A24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retty Tied Up 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46]&lt;&gt;&quot;&quot;;[.A24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You're Crazy 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7]&lt;&gt;&quot;&quot;;[.A24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t’s So Eas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Guns N’ Rose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8]&lt;&gt;&quot;&quot;;[.A24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’m Movin On</text:p>
          </table:table-cell>
          <table:table-cell table:style-name="ce20" table:content-validation-name="val1" office:value-type="string" calcext:value-type="string">
            <text:p>Hank Snow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9]&lt;&gt;&quot;&quot;;[.A24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ey Good Looking</text:p>
          </table:table-cell>
          <table:table-cell table:style-name="ce20" table:content-validation-name="val1" office:value-type="string" calcext:value-type="string">
            <text:p>Hank Wiliams Sr.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50]&lt;&gt;&quot;&quot;;[.A24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iskey Bent And Hell Boun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Hank Williams Jr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51]&lt;&gt;&quot;&quot;;[.A25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ll My Rowdy Friends</text:p>
          </table:table-cell>
          <table:table-cell table:style-name="ce20" table:content-validation-name="val1" office:value-type="string" calcext:value-type="string">
            <text:p>Hank Williams Jr.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52]&lt;&gt;&quot;&quot;;[.A25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amily Tradition</text:p>
          </table:table-cell>
          <table:table-cell table:style-name="ce20" table:content-validation-name="val1" office:value-type="string" calcext:value-type="string">
            <text:p>Hank Williams Jr.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53]&lt;&gt;&quot;&quot;;[.A25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old Cold Hear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Hank Williams Sr.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54]&lt;&gt;&quot;&quot;;[.A25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Kaw-Liga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Hank Williams Sr.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55]&lt;&gt;&quot;&quot;;[.A25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ong Gone Lonesome Blue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Hank Williams Sr.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56]&lt;&gt;&quot;&quot;;[.A25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Your Cheatin Hear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Hank Williams Sr.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57]&lt;&gt;&quot;&quot;;[.A25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at's In The Cradle</text:p>
          </table:table-cell>
          <table:table-cell table:style-name="ce20" table:content-validation-name="val1" office:value-type="string" calcext:value-type="string">
            <text:p>Harry Chapin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58]&lt;&gt;&quot;&quot;;[.A25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Unsung</text:p>
          </table:table-cell>
          <table:table-cell table:style-name="ce20" table:content-validation-name="val1" office:value-type="string" calcext:value-type="string">
            <text:p>Helmet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59]&lt;&gt;&quot;&quot;;[.A258]+1;&quot;&quot;)" office:value-type="string" office:string-value="" calcext:value-type="error">
            <text:p>#VALUE!</text:p>
          </table:table-cell>
          <table:table-cell office:value-type="string" calcext:value-type="string">
            <text:p>Cold Chills</text:p>
          </table:table-cell>
          <table:table-cell office:value-type="string" calcext:value-type="string">
            <text:p>Henry Gray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60]&lt;&gt;&quot;&quot;;[.A25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ey Jealousy [Gin Blossoms] </text:p>
          </table:table-cell>
          <table:table-cell table:style-name="ce20" table:content-validation-name="val1" office:value-type="string" calcext:value-type="string">
            <text:p>Hit The Lights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61]&lt;&gt;&quot;&quot;;[.A260]+1;&quot;&quot;)" office:value-type="string" office:string-value="" calcext:value-type="error">
            <text:p>#VALUE!</text:p>
          </table:table-cell>
          <table:table-cell office:value-type="string" calcext:value-type="string">
            <text:p>Rolling Stones, The</text:p>
          </table:table-cell>
          <table:table-cell office:value-type="string" calcext:value-type="string">
            <text:p>Honky Tonk Women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62]&lt;&gt;&quot;&quot;;[.A26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et Her Cry</text:p>
          </table:table-cell>
          <table:table-cell table:style-name="ce20" table:content-validation-name="val1" office:value-type="string" calcext:value-type="string">
            <text:p>Hootie &amp; The Blowfish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GDCG, CGCG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63]&lt;&gt;&quot;&quot;;[.A262]+1;&quot;&quot;)" office:value-type="string" office:string-value="" calcext:value-type="error">
            <text:p>#VALUE!</text:p>
          </table:table-cell>
          <table:table-cell office:value-type="string" calcext:value-type="string">
            <text:p>Smokestack Lightening</text:p>
          </table:table-cell>
          <table:table-cell office:value-type="string" calcext:value-type="string">
            <text:p>Howlin Wolf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64]&lt;&gt;&quot;&quot;;[.A263]+1;&quot;&quot;)" office:value-type="string" office:string-value="" calcext:value-type="error">
            <text:p>#VALUE!</text:p>
          </table:table-cell>
          <table:table-cell office:value-type="string" calcext:value-type="string">
            <text:p>Forty Four</text:p>
          </table:table-cell>
          <table:table-cell office:value-type="string" calcext:value-type="string">
            <text:p>Howlin' Wolf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65]&lt;&gt;&quot;&quot;;[.A264]+1;&quot;&quot;)" office:value-type="string" office:string-value="" calcext:value-type="error">
            <text:p>#VALUE!</text:p>
          </table:table-cell>
          <table:table-cell office:value-type="string" calcext:value-type="string">
            <text:p>Wang Dang Doodle</text:p>
          </table:table-cell>
          <table:table-cell office:value-type="string" calcext:value-type="string">
            <text:p>Howlin' Wolf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66]&lt;&gt;&quot;&quot;;[.A26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Want A New Drug</text:p>
          </table:table-cell>
          <table:table-cell table:style-name="ce20" table:content-validation-name="val1" office:value-type="string" calcext:value-type="string">
            <text:p>Huey Lewi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67]&lt;&gt;&quot;&quot;;[.A266]+1;&quot;&quot;)" office:value-type="string" office:string-value="" calcext:value-type="error">
            <text:p>#VALUE!</text:p>
          </table:table-cell>
          <table:table-cell office:value-type="string" calcext:value-type="string">
            <text:p>Grazing On The Grass</text:p>
          </table:table-cell>
          <table:table-cell office:value-type="string" calcext:value-type="string">
            <text:p>Hugh Masekela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68]&lt;&gt;&quot;&quot;;[.A26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rive</text:p>
          </table:table-cell>
          <table:table-cell table:style-name="ce20" table:content-validation-name="val1" office:value-type="string" calcext:value-type="string">
            <text:p>Incubu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69]&lt;&gt;&quot;&quot;;[.A268]+1;&quot;&quot;)" office:value-type="string" office:string-value="" calcext:value-type="error">
            <text:p>#VALUE!</text:p>
          </table:table-cell>
          <table:table-cell office:value-type="string" calcext:value-type="string">
            <text:p>(Who's) That Lady</text:p>
          </table:table-cell>
          <table:table-cell office:value-type="string" calcext:value-type="string">
            <text:p>Isley Brother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70]&lt;&gt;&quot;&quot;;[.A26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hou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Isley Brother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1]&lt;&gt;&quot;&quot;;[.A27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o’s That Lad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Isley Brother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2]&lt;&gt;&quot;&quot;;[.A271]+1;&quot;&quot;)" office:value-type="string" office:string-value="" calcext:value-type="error">
            <text:p>#VALUE!</text:p>
          </table:table-cell>
          <table:table-cell office:value-type="string" calcext:value-type="string">
            <text:p>Get Up (Sex Machine)</text:p>
          </table:table-cell>
          <table:table-cell office:value-type="string" calcext:value-type="string">
            <text:p>James Brown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73]&lt;&gt;&quot;&quot;;[.A272]+1;&quot;&quot;)" office:value-type="string" office:string-value="" calcext:value-type="error">
            <text:p>#VALUE!</text:p>
          </table:table-cell>
          <table:table-cell office:value-type="string" calcext:value-type="string">
            <text:p>Please, Please, Please</text:p>
          </table:table-cell>
          <table:table-cell office:value-type="string" calcext:value-type="string">
            <text:p>James Brown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74]&lt;&gt;&quot;&quot;;[.A27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ead Man's Curve</text:p>
          </table:table-cell>
          <table:table-cell table:style-name="ce20" table:content-validation-name="val1" office:value-type="string" calcext:value-type="string">
            <text:p>Jan &amp; Dean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275]&lt;&gt;&quot;&quot;;[.A27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een Caught Stealin’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Jane’s Addicti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6]&lt;&gt;&quot;&quot;;[.A27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icktown</text:p>
          </table:table-cell>
          <table:table-cell table:style-name="ce20" table:content-validation-name="val1" office:value-type="string" calcext:value-type="string">
            <text:p>Jason Aldea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7]&lt;&gt;&quot;&quot;;[.A27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icktown</text:p>
          </table:table-cell>
          <table:table-cell table:style-name="ce20" table:content-validation-name="val1" office:value-type="string" calcext:value-type="string">
            <text:p>Jason Aldean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8]&lt;&gt;&quot;&quot;;[.A27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Great Balls Of Fire</text:p>
          </table:table-cell>
          <table:table-cell table:style-name="ce20" table:content-validation-name="val1" office:value-type="string" calcext:value-type="string">
            <text:p>Jerry Lee Lewi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9]&lt;&gt;&quot;&quot;;[.A27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ole Lotta Shakin</text:p>
          </table:table-cell>
          <table:table-cell table:style-name="ce20" table:content-validation-name="val1" office:value-type="string" calcext:value-type="string">
            <text:p>Jerry Lee Lewi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80]&lt;&gt;&quot;&quot;;[.A27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mos Moses</text:p>
          </table:table-cell>
          <table:table-cell table:style-name="ce20" table:content-validation-name="val1" office:value-type="string" calcext:value-type="string">
            <text:p>Jerry Reed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81]&lt;&gt;&quot;&quot;;[.A28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ocomotive Breath</text:p>
          </table:table-cell>
          <table:table-cell table:style-name="ce20" table:content-validation-name="val1" office:value-type="string" calcext:value-type="string">
            <text:p>Jethro Tull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EGD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82]&lt;&gt;&quot;&quot;;[.A28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ad Leroy Brown</text:p>
          </table:table-cell>
          <table:table-cell table:style-name="ce20" table:content-validation-name="val1" office:value-type="string" calcext:value-type="string">
            <text:p>Jim Croc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83]&lt;&gt;&quot;&quot;;[.A28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ey Joe</text:p>
          </table:table-cell>
          <table:table-cell table:style-name="ce20" table:content-validation-name="val1" office:value-type="string" calcext:value-type="string">
            <text:p>Jimi Hendrix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DGA#A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84]&lt;&gt;&quot;&quot;;[.A283]+1;&quot;&quot;)" office:value-type="string" office:string-value="" calcext:value-type="error">
            <text:p>#VALUE!</text:p>
          </table:table-cell>
          <table:table-cell office:value-type="string" calcext:value-type="string">
            <text:p>Hey Joe</text:p>
          </table:table-cell>
          <table:table-cell office:value-type="string" calcext:value-type="string">
            <text:p>Jimi Hendrix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85]&lt;&gt;&quot;&quot;;[.A284]+1;&quot;&quot;)" office:value-type="string" office:string-value="" calcext:value-type="error">
            <text:p>#VALUE!</text:p>
          </table:table-cell>
          <table:table-cell office:value-type="string" calcext:value-type="string">
            <text:p>Purple Haze</text:p>
          </table:table-cell>
          <table:table-cell office:value-type="string" calcext:value-type="string">
            <text:p>Jimi Hendrix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86]&lt;&gt;&quot;&quot;;[.A285]+1;&quot;&quot;)" office:value-type="string" office:string-value="" calcext:value-type="error">
            <text:p>#VALUE!</text:p>
          </table:table-cell>
          <table:table-cell office:value-type="string" calcext:value-type="string">
            <text:p>Baby What Do You Want Me To Do</text:p>
          </table:table-cell>
          <table:table-cell office:value-type="string" calcext:value-type="string">
            <text:p>Jimmy Reed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87]&lt;&gt;&quot;&quot;;[.A286]+1;&quot;&quot;)" office:value-type="string" office:string-value="" calcext:value-type="error">
            <text:p>#VALUE!</text:p>
          </table:table-cell>
          <table:table-cell office:value-type="string" calcext:value-type="string">
            <text:p>Big Boss Man</text:p>
          </table:table-cell>
          <table:table-cell office:value-type="string" calcext:value-type="string">
            <text:p>Jimmy Reed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88]&lt;&gt;&quot;&quot;;[.A287]+1;&quot;&quot;)" office:value-type="string" office:string-value="" calcext:value-type="error">
            <text:p>#VALUE!</text:p>
          </table:table-cell>
          <table:table-cell office:value-type="string" calcext:value-type="string">
            <text:p>Bright Lights, Big City</text:p>
          </table:table-cell>
          <table:table-cell office:value-type="string" calcext:value-type="string">
            <text:p>Jimmy Reed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89]&lt;&gt;&quot;&quot;;[.A288]+1;&quot;&quot;)" office:value-type="string" office:string-value="" calcext:value-type="error">
            <text:p>#VALUE!</text:p>
          </table:table-cell>
          <table:table-cell office:value-type="string" calcext:value-type="string">
            <text:p>Down In Mississippi</text:p>
          </table:table-cell>
          <table:table-cell office:value-type="string" calcext:value-type="string">
            <text:p>Jimmy Reed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90]&lt;&gt;&quot;&quot;;[.A28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tutter</text:p>
          </table:table-cell>
          <table:table-cell table:style-name="ce20" table:content-validation-name="val1" office:value-type="string" calcext:value-type="string">
            <text:p>Joe f/ Mystikal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291]&lt;&gt;&quot;&quot;;[.A29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ocky Mountain Way</text:p>
          </table:table-cell>
          <table:table-cell table:style-name="ce20" table:content-validation-name="val1" office:value-type="string" calcext:value-type="string">
            <text:p>Joe Walsh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EA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92]&lt;&gt;&quot;&quot;;[.A29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wingin’</text:p>
          </table:table-cell>
          <table:table-cell table:style-name="ce20" table:content-validation-name="val1" office:value-type="string" calcext:value-type="string">
            <text:p>John Anderson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93]&lt;&gt;&quot;&quot;;[.A29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ountry Roads</text:p>
          </table:table-cell>
          <table:table-cell table:style-name="ce20" table:content-validation-name="val1" office:value-type="string" calcext:value-type="string">
            <text:p>John Denv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94]&lt;&gt;&quot;&quot;;[.A29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ank God I’m A Country Boy</text:p>
          </table:table-cell>
          <table:table-cell table:style-name="ce20" table:content-validation-name="val1" office:value-type="string" calcext:value-type="string">
            <text:p>John Denver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95]&lt;&gt;&quot;&quot;;[.A294]+1;&quot;&quot;)" office:value-type="string" office:string-value="" calcext:value-type="error">
            <text:p>#VALUE!</text:p>
          </table:table-cell>
          <table:table-cell office:value-type="string" calcext:value-type="string">
            <text:p>Blue Boy</text:p>
          </table:table-cell>
          <table:table-cell office:value-type="string" calcext:value-type="string">
            <text:p>John Fogerty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96]&lt;&gt;&quot;&quot;;[.A295]+1;&quot;&quot;)" office:value-type="string" office:string-value="" calcext:value-type="error">
            <text:p>#VALUE!</text:p>
          </table:table-cell>
          <table:table-cell office:value-type="string" calcext:value-type="string">
            <text:p>It's My Own Fault</text:p>
          </table:table-cell>
          <table:table-cell office:value-type="string" calcext:value-type="string">
            <text:p>John Lee Hooker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97]&lt;&gt;&quot;&quot;;[.A29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ip It Up</text:p>
          </table:table-cell>
          <table:table-cell table:style-name="ce20" table:content-validation-name="val1" office:value-type="string" calcext:value-type="string">
            <text:p>John Lenn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98]&lt;&gt;&quot;&quot;;[.A29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old (Grundy County)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John Michael Mongomery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99]&lt;&gt;&quot;&quot;;[.A29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Can Love You Like That</text:p>
          </table:table-cell>
          <table:table-cell table:style-name="ce20" table:content-validation-name="val1" office:value-type="string" calcext:value-type="string">
            <text:p>John Michael Montgomery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00]&lt;&gt;&quot;&quot;;[.A29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Gold</text:p>
          </table:table-cell>
          <table:table-cell table:style-name="ce20" table:content-validation-name="val1" office:value-type="string" calcext:value-type="string">
            <text:p>John Stewart &amp; Stevie Nick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01]&lt;&gt;&quot;&quot;;[.A300]+1;&quot;&quot;)" office:value-type="string" office:string-value="" calcext:value-type="error">
            <text:p>#VALUE!</text:p>
          </table:table-cell>
          <table:table-cell office:value-type="string" calcext:value-type="string">
            <text:p>I Believe In You (You Believe In Me)</text:p>
          </table:table-cell>
          <table:table-cell office:value-type="string" calcext:value-type="string">
            <text:p>Johnnie Taylor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02]&lt;&gt;&quot;&quot;;[.A301]+1;&quot;&quot;)" office:value-type="string" office:string-value="" calcext:value-type="error">
            <text:p>#VALUE!</text:p>
          </table:table-cell>
          <table:table-cell office:value-type="string" calcext:value-type="string">
            <text:p>I'm changing</text:p>
          </table:table-cell>
          <table:table-cell office:value-type="string" calcext:value-type="string">
            <text:p>Johnnie Taylor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03]&lt;&gt;&quot;&quot;;[.A302]+1;&quot;&quot;)" office:value-type="string" office:string-value="" calcext:value-type="error">
            <text:p>#VALUE!</text:p>
          </table:table-cell>
          <table:table-cell office:value-type="string" calcext:value-type="string">
            <text:p>Wall To Wall</text:p>
          </table:table-cell>
          <table:table-cell office:value-type="string" calcext:value-type="string">
            <text:p>Johnnie Taylor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04]&lt;&gt;&quot;&quot;;[.A303]+1;&quot;&quot;)" office:value-type="string" office:string-value="" calcext:value-type="error">
            <text:p>#VALUE!</text:p>
          </table:table-cell>
          <table:table-cell office:value-type="string" calcext:value-type="string">
            <text:p>Who's Making Love</text:p>
          </table:table-cell>
          <table:table-cell office:value-type="string" calcext:value-type="string">
            <text:p>Johnnie Taylor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05]&lt;&gt;&quot;&quot;;[.A304]+1;&quot;&quot;)" office:value-type="string" office:string-value="" calcext:value-type="error">
            <text:p>#VALUE!</text:p>
          </table:table-cell>
          <table:table-cell office:value-type="string" calcext:value-type="string">
            <text:p>You Knocked My Heart Out Of Line</text:p>
          </table:table-cell>
          <table:table-cell office:value-type="string" calcext:value-type="string">
            <text:p>Johnnie Taylor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06]&lt;&gt;&quot;&quot;;[.A30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allad Of Ira Hayes</text:p>
          </table:table-cell>
          <table:table-cell table:style-name="ce20" table:content-validation-name="val1" office:value-type="string" calcext:value-type="string">
            <text:p>Johnny Cash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07]&lt;&gt;&quot;&quot;;[.A30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oy Named Sue</text:p>
          </table:table-cell>
          <table:table-cell table:style-name="ce20" table:content-validation-name="val1" office:value-type="string" calcext:value-type="string">
            <text:p>Johnny Cash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08]&lt;&gt;&quot;&quot;;[.A30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ry Cry Cry</text:p>
          </table:table-cell>
          <table:table-cell table:style-name="ce20" table:content-validation-name="val1" office:value-type="string" calcext:value-type="string">
            <text:p>Johnny Cash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09]&lt;&gt;&quot;&quot;;[.A30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ry Cry Cry</text:p>
          </table:table-cell>
          <table:table-cell table:style-name="ce20" table:content-validation-name="val1" office:value-type="string" calcext:value-type="string">
            <text:p>Johnny Cash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0]&lt;&gt;&quot;&quot;;[.A30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olsom Prison Blues</text:p>
          </table:table-cell>
          <table:table-cell table:style-name="ce20" table:content-validation-name="val1" office:value-type="string" calcext:value-type="string">
            <text:p>Johnny Cash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1]&lt;&gt;&quot;&quot;;[.A310]+1;&quot;&quot;)" office:value-type="string" office:string-value="" calcext:value-type="error">
            <text:p>#VALUE!</text:p>
          </table:table-cell>
          <table:table-cell office:value-type="string" calcext:value-type="string">
            <text:p>Folsom Prison Blues</text:p>
          </table:table-cell>
          <table:table-cell office:value-type="string" calcext:value-type="string">
            <text:p>Johnny Cash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12]&lt;&gt;&quot;&quot;;[.A31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Get Rhythm</text:p>
          </table:table-cell>
          <table:table-cell table:style-name="ce20" table:content-validation-name="val1" office:value-type="string" calcext:value-type="string">
            <text:p>Johnny Cash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3]&lt;&gt;&quot;&quot;;[.A31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Ghost Riders In The Sky</text:p>
          </table:table-cell>
          <table:table-cell table:style-name="ce20" table:content-validation-name="val1" office:value-type="string" calcext:value-type="string">
            <text:p>Johnny Cash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4]&lt;&gt;&quot;&quot;;[.A31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reamer Deceiver</text:p>
          </table:table-cell>
          <table:table-cell table:style-name="ce20" table:content-validation-name="val1" office:value-type="string" calcext:value-type="string">
            <text:p>Judas Priest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5]&lt;&gt;&quot;&quot;;[.A31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Green Manalishi</text:p>
          </table:table-cell>
          <table:table-cell table:style-name="ce20" table:content-validation-name="val1" office:value-type="string" calcext:value-type="string">
            <text:p>Judas Priest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16]&lt;&gt;&quot;&quot;;[.A31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aby</text:p>
          </table:table-cell>
          <table:table-cell table:style-name="ce20" table:content-validation-name="val1" office:value-type="string" calcext:value-type="string">
            <text:p>Justin Bieb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7]&lt;&gt;&quot;&quot;;[.A316]+1;&quot;&quot;)" office:value-type="string" office:string-value="" calcext:value-type="error">
            <text:p>#VALUE!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Keith Sweat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18]&lt;&gt;&quot;&quot;;[.A31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en You Say Nothing At All</text:p>
          </table:table-cell>
          <table:table-cell table:style-name="ce20" table:content-validation-name="val1" office:value-type="string" calcext:value-type="string">
            <text:p>Keith Whitley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9]&lt;&gt;&quot;&quot;;[.A31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ondition My Condition Was In</text:p>
          </table:table-cell>
          <table:table-cell table:style-name="ce20" table:content-validation-name="val1" office:value-type="string" calcext:value-type="string">
            <text:p>Kenny Roger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0]&lt;&gt;&quot;&quot;;[.A31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Gambler</text:p>
          </table:table-cell>
          <table:table-cell table:style-name="ce20" table:content-validation-name="val1" office:value-type="string" calcext:value-type="string">
            <text:p>Kenny Roger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1]&lt;&gt;&quot;&quot;;[.A32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ainbow Connectio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Kermit The Frog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2]&lt;&gt;&quot;&quot;;[.A32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merican Bad As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Kid Rock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23]&lt;&gt;&quot;&quot;;[.A32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ictur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Kid Rock &amp; Cheryl Crow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24]&lt;&gt;&quot;&quot;;[.A32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ex On Fir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Kings Of Leon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ED#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5]&lt;&gt;&quot;&quot;;[.A32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ll Day And All Nigh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Kink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6]&lt;&gt;&quot;&quot;;[.A32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You Really Got M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Kink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7]&lt;&gt;&quot;&quot;;[.A32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You Really Got M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Kink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8]&lt;&gt;&quot;&quot;;[.A32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y Sharona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Knack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9]&lt;&gt;&quot;&quot;;[.A32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y Sharona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Knack, The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330]&lt;&gt;&quot;&quot;;[.A329]+1;&quot;&quot;)" office:value-type="string" office:string-value="" calcext:value-type="error">
            <text:p>#VALUE!</text:p>
          </table:table-cell>
          <table:table-cell office:value-type="string" calcext:value-type="string">
            <text:p>Funky Stuff</text:p>
          </table:table-cell>
          <table:table-cell office:value-type="string" calcext:value-type="string">
            <text:p>Kook &amp; The Gang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31]&lt;&gt;&quot;&quot;;[.A33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nto The Void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Kyuss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332]&lt;&gt;&quot;&quot;;[.A33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hit Lis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7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33]&lt;&gt;&quot;&quot;;[.A33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ad Romanc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ady Gaga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334]&lt;&gt;&quot;&quot;;[.A33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ad Romanc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ady Gaga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35]&lt;&gt;&quot;&quot;;[.A334]+1;&quot;&quot;)" office:value-type="string" office:string-value="" calcext:value-type="error">
            <text:p>#VALUE!</text:p>
          </table:table-cell>
          <table:table-cell office:value-type="string" calcext:value-type="string">
            <text:p>Cold Chills</text:p>
          </table:table-cell>
          <table:table-cell office:value-type="string" calcext:value-type="string">
            <text:p>Larry Garner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36]&lt;&gt;&quot;&quot;;[.A335]+1;&quot;&quot;)" office:value-type="string" office:string-value="" calcext:value-type="error">
            <text:p>#VALUE!</text:p>
          </table:table-cell>
          <table:table-cell office:value-type="string" calcext:value-type="string">
            <text:p>Let's Straighten It Out</text:p>
          </table:table-cell>
          <table:table-cell office:value-type="string" calcext:value-type="string">
            <text:p>Latimore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37]&lt;&gt;&quot;&quot;;[.A336]+1;&quot;&quot;)" office:value-type="string" office:string-value="" calcext:value-type="error">
            <text:p>#VALUE!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Ann Rime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38]&lt;&gt;&quot;&quot;;[.A33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ey Hey What Can I Do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ed Zeppeli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39]&lt;&gt;&quot;&quot;;[.A33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f You’ve Got The Money, I’ve Got The Tim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efty Frizzell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0]&lt;&gt;&quot;&quot;;[.A33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lways on the Ru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enny Kravitz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1]&lt;&gt;&quot;&quot;;[.A340]+1;&quot;&quot;)" office:value-type="string" office:string-value="" calcext:value-type="error">
            <text:p>#VALUE!</text:p>
          </table:table-cell>
          <table:table-cell office:value-type="string" calcext:value-type="string">
            <text:p>Blues With A Feeling</text:p>
          </table:table-cell>
          <table:table-cell office:value-type="string" calcext:value-type="string">
            <text:p>Little Walter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42]&lt;&gt;&quot;&quot;;[.A34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Alon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iv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3]&lt;&gt;&quot;&quot;;[.A34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ersonalit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loyd Pric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4]&lt;&gt;&quot;&quot;;[.A34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a Bamba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os Lobos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45]&lt;&gt;&quot;&quot;;[.A34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at's Your Fantas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udacri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46]&lt;&gt;&quot;&quot;;[.A34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Never Promised You A Rose Garde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yn Anderson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7]&lt;&gt;&quot;&quot;;[.A34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ree Bir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ynyrd Skynyrd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48]&lt;&gt;&quot;&quot;;[.A34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Gimme Back My Bullet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ynyrd Skynyrd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EGACGA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9]&lt;&gt;&quot;&quot;;[.A34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aturday Night Specia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ynyrd Skynyrd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0]&lt;&gt;&quot;&quot;;[.A34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imple Ma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ynyrd Skynyrd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CGAm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1]&lt;&gt;&quot;&quot;;[.A35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at Smel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ynyrd Skynyrd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AF, CGBF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2]&lt;&gt;&quot;&quot;;[.A35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Hun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Lynyrd Skynyrd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B, EBDA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3]&lt;&gt;&quot;&quot;;[.A35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arch Of The Pigs [Nine Inch Nails]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ae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354]&lt;&gt;&quot;&quot;;[.A35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ex &amp; Cand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arcy Playground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5]&lt;&gt;&quot;&quot;;[.A35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ive to One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arilyn Manson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356]&lt;&gt;&quot;&quot;;[.A35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 Little Too Lat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ark Chesnutt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7]&lt;&gt;&quot;&quot;;[.A35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t Sure Is Monda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ark Chesnutt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8]&lt;&gt;&quot;&quot;;[.A35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El Paso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arty Robbin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9]&lt;&gt;&quot;&quot;;[.A35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ack 2 Goo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atchbox Twenty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DCG, GADGABm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60]&lt;&gt;&quot;&quot;;[.A359]+1;&quot;&quot;)" office:value-type="string" office:string-value="" calcext:value-type="error">
            <text:p>#VALUE!</text:p>
          </table:table-cell>
          <table:table-cell office:value-type="string" calcext:value-type="string">
            <text:p>The End of the Rainbow</text:p>
          </table:table-cell>
          <table:table-cell office:value-type="string" calcext:value-type="string">
            <text:p>McKinley Mitchell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61]&lt;&gt;&quot;&quot;;[.A36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own Under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n At Work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362]&lt;&gt;&quot;&quot;;[.A36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and Down Unde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n At Work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63]&lt;&gt;&quot;&quot;;[.A362]+1;&quot;&quot;)" office:value-type="string" office:string-value="" calcext:value-type="error">
            <text:p>#VALUE!</text:p>
          </table:table-cell>
          <table:table-cell office:value-type="string" calcext:value-type="string">
            <text:p>Big City</text:p>
          </table:table-cell>
          <table:table-cell office:value-type="string" calcext:value-type="string">
            <text:p>Merle Haggard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64]&lt;&gt;&quot;&quot;;[.A36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ama Trie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rle Haggard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65]&lt;&gt;&quot;&quot;;[.A36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Okie From Muskoge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rle Haggard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66]&lt;&gt;&quot;&quot;;[.A36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orking Man’s Blue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rle Haggard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67]&lt;&gt;&quot;&quot;;[.A36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Like My Chicken Fryin Siz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rle Travi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68]&lt;&gt;&quot;&quot;;[.A36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'm Scared of Your Mom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rvin Dreaver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369]&lt;&gt;&quot;&quot;;[.A36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Melt With You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st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370]&lt;&gt;&quot;&quot;;[.A36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rash Course In Brain Surger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tallica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71]&lt;&gt;&quot;&quot;;[.A37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ight Fire With Fir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tallica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72]&lt;&gt;&quot;&quot;;[.A37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or Whom The Bell Toll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tallica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73]&lt;&gt;&quot;&quot;;[.A37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elples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tallica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74]&lt;&gt;&quot;&quot;;[.A37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Nothing Else Matter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tallica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75]&lt;&gt;&quot;&quot;;[.A37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ad But Tru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tallica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76]&lt;&gt;&quot;&quot;;[.A37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tone Cold Craz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tallica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77]&lt;&gt;&quot;&quot;;[.A37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urn The Pag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tallica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EDA, CDE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78]&lt;&gt;&quot;&quot;;[.A37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erever I May Roam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etallica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79]&lt;&gt;&quot;&quot;;[.A37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eat I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ael Jackson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0]&lt;&gt;&quot;&quot;;[.A37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irty Diana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ael Jackson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1]&lt;&gt;&quot;&quot;;[.A38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on't Stop 'Till You Get Enough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ael Jackson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2]&lt;&gt;&quot;&quot;;[.A38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Off The Wal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ael Jackson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3]&lt;&gt;&quot;&quot;;[.A38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ock With You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ael Jackson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4]&lt;&gt;&quot;&quot;;[.A38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Girl Is Min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ael Jacks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5]&lt;&gt;&quot;&quot;;[.A38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Lady In My Lif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ael Jacks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6]&lt;&gt;&quot;&quot;;[.A38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Way You Make Me Fee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ael Jacks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7]&lt;&gt;&quot;&quot;;[.A38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rille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ael Jacks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8]&lt;&gt;&quot;&quot;;[.A38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anna Be Startin' Somethin'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ael Jacks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9]&lt;&gt;&quot;&quot;;[.A38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e Are The Worl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ael Jacks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90]&lt;&gt;&quot;&quot;;[.A38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orking Day and Nigh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ael Jacks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91]&lt;&gt;&quot;&quot;;[.A39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ll You Wante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ichelle Branch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92]&lt;&gt;&quot;&quot;;[.A39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Nights In White Sati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oody Blues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93]&lt;&gt;&quot;&quot;;[.A39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Girls Girls Girl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otley Cru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94]&lt;&gt;&quot;&quot;;[.A39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mokin In The Boys Room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otley Cru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95]&lt;&gt;&quot;&quot;;[.A39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ce of spades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otorhead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396]&lt;&gt;&quot;&quot;;[.A395]+1;&quot;&quot;)" office:value-type="string" office:string-value="" calcext:value-type="error">
            <text:p>#VALUE!</text:p>
          </table:table-cell>
          <table:table-cell office:value-type="string" calcext:value-type="string">
            <text:p>Bird Nest On The Ground</text:p>
          </table:table-cell>
          <table:table-cell office:value-type="string" calcext:value-type="string">
            <text:p>Muddy Water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97]&lt;&gt;&quot;&quot;;[.A396]+1;&quot;&quot;)" office:value-type="string" office:string-value="" calcext:value-type="error">
            <text:p>#VALUE!</text:p>
          </table:table-cell>
          <table:table-cell office:value-type="string" calcext:value-type="string">
            <text:p>Hoochie Coochie Man</text:p>
          </table:table-cell>
          <table:table-cell office:value-type="string" calcext:value-type="string">
            <text:p>Muddy Water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98]&lt;&gt;&quot;&quot;;[.A397]+1;&quot;&quot;)" office:value-type="string" office:string-value="" calcext:value-type="error">
            <text:p>#VALUE!</text:p>
          </table:table-cell>
          <table:table-cell office:value-type="string" calcext:value-type="string">
            <text:p>She's Nineteen Years Old</text:p>
          </table:table-cell>
          <table:table-cell office:value-type="string" calcext:value-type="string">
            <text:p>Muddy Water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99]&lt;&gt;&quot;&quot;;[.A39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ana Mana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uppet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00]&lt;&gt;&quot;&quot;;[.A39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hake Ya As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Mystikal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401]&lt;&gt;&quot;&quot;;[.A40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ove Hurt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azareth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02]&lt;&gt;&quot;&quot;;[.A401]+1;&quot;&quot;)" office:value-type="string" office:string-value="" calcext:value-type="error">
            <text:p>#VALUE!</text:p>
          </table:table-cell>
          <table:table-cell office:value-type="string" calcext:value-type="string">
            <text:p>Then You Can Tell Me Goodbye</text:p>
          </table:table-cell>
          <table:table-cell office:value-type="string" calcext:value-type="string">
            <text:p>Neal McCoy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03]&lt;&gt;&quot;&quot;;[.A40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innamon Gir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eil Young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04]&lt;&gt;&quot;&quot;;[.A403]+1;&quot;&quot;)" office:value-type="string" office:string-value="" calcext:value-type="error">
            <text:p>#VALUE!</text:p>
          </table:table-cell>
          <table:table-cell office:value-type="string" calcext:value-type="string">
            <text:p>Cowgirl In The Sand</text:p>
          </table:table-cell>
          <table:table-cell office:value-type="string" calcext:value-type="string">
            <text:p>Neil Young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05]&lt;&gt;&quot;&quot;;[.A40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ockin’ In The Free Worl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eil Young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06]&lt;&gt;&quot;&quot;;[.A40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ot In Herr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elly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407]&lt;&gt;&quot;&quot;;[.A40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eaven Isn't Too Far Away [Warrant]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ew Found Glory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408]&lt;&gt;&quot;&quot;;[.A40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1,000,000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ine Inch Nails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09]&lt;&gt;&quot;&quot;;[.A40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ur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ine Inch Nail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0]&lt;&gt;&quot;&quot;;[.A40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ll Apologie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irvana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1]&lt;&gt;&quot;&quot;;[.A41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Negative Creep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irvana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2]&lt;&gt;&quot;&quot;;[.A41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Negative Creep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irvana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413]&lt;&gt;&quot;&quot;;[.A41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ishin In The Dark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itty Gritty Dirt Band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4]&lt;&gt;&quot;&quot;;[.A41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ddicte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5]&lt;&gt;&quot;&quot;;[.A41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etter Than Thi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6]&lt;&gt;&quot;&quot;;[.A41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orsaken Fac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7]&lt;&gt;&quot;&quot;;[.A41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orsaken Fac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8]&lt;&gt;&quot;&quot;;[.A41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unny Bu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9]&lt;&gt;&quot;&quot;;[.A41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et Me Ou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0]&lt;&gt;&quot;&quot;;[.A41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et Me Ou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1]&lt;&gt;&quot;&quot;;[.A42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odern Messiah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2]&lt;&gt;&quot;&quot;;[.A42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odern Messiah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3]&lt;&gt;&quot;&quot;;[.A42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emors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4]&lt;&gt;&quot;&quot;;[.A42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emors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5]&lt;&gt;&quot;&quot;;[.A42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ypical Rocksta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6]&lt;&gt;&quot;&quot;;[.A42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ypical Rocksta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7]&lt;&gt;&quot;&quot;;[.A42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e The Peopl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8]&lt;&gt;&quot;&quot;;[.A42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e The Peopl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9]&lt;&gt;&quot;&quot;;[.A42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eighted Dow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30]&lt;&gt;&quot;&quot;;[.A42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eighted Dow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31]&lt;&gt;&quot;&quot;;[.A43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You Make Me Hate Myself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32]&lt;&gt;&quot;&quot;;[.A43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You Make Me Hate Myself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ot By Cha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33]&lt;&gt;&quot;&quot;;[.A43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utomobil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NWA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34]&lt;&gt;&quot;&quot;;[.A43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Elvira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Oakridge Boy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35]&lt;&gt;&quot;&quot;;[.A434]+1;&quot;&quot;)" office:value-type="string" office:string-value="" calcext:value-type="error">
            <text:p>#VALUE!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hio Player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36]&lt;&gt;&quot;&quot;;[.A43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o Got I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On Deck Ent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37]&lt;&gt;&quot;&quot;;[.A43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quatic Fanatic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Orange Goblin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38]&lt;&gt;&quot;&quot;;[.A43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lack Egg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Orange Goblin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39]&lt;&gt;&quot;&quot;;[.A43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lue Snow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Orange Goblin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40]&lt;&gt;&quot;&quot;;[.A43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orn With Big Hands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Orange Goblin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41]&lt;&gt;&quot;&quot;;[.A44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Nuclear Guru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Orange Goblin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442]&lt;&gt;&quot;&quot;;[.A44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Quincy the Pigboy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Orange Goblin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443]&lt;&gt;&quot;&quot;;[.A44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age Of Angels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Orange Goblin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444]&lt;&gt;&quot;&quot;;[.A44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Astral Project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Orange Gobli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45]&lt;&gt;&quot;&quot;;[.A444]+1;&quot;&quot;)" office:value-type="string" office:string-value="" calcext:value-type="error">
            <text:p>#VALUE!</text:p>
          </table:table-cell>
          <table:table-cell office:value-type="string" calcext:value-type="string">
            <text:p>Mr. Pitiful</text:p>
          </table:table-cell>
          <table:table-cell office:value-type="string" calcext:value-type="string">
            <text:p>Otis Redding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46]&lt;&gt;&quot;&quot;;[.A44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ey Ya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Outkast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GCDE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47]&lt;&gt;&quot;&quot;;[.A44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attooed Dance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Ozzy Osbourn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48]&lt;&gt;&quot;&quot;;[.A447]+1;&quot;&quot;)" office:value-type="string" office:string-value="" calcext:value-type="error">
            <text:p>#VALUE!</text:p>
          </table:table-cell>
          <table:table-cell office:value-type="string" calcext:value-type="string">
            <text:p>Give Up the Funk</text:p>
          </table:table-cell>
          <table:table-cell office:value-type="string" calcext:value-type="string">
            <text:p>Parliament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49]&lt;&gt;&quot;&quot;;[.A44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lame It On Your Hear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atty Loveles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0]&lt;&gt;&quot;&quot;;[.A44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liv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earl Jam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A, FC, EGDA, E#C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1]&lt;&gt;&quot;&quot;;[.A45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lack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earl Jam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EA, EC, EDC, CD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2]&lt;&gt;&quot;&quot;;[.A45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ast Kis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earl Jam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453]&lt;&gt;&quot;&quot;;[.A45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ast Kis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earl Jam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4]&lt;&gt;&quot;&quot;;[.A45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Earth Ange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engu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5]&lt;&gt;&quot;&quot;;[.A45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own Under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ennywise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56]&lt;&gt;&quot;&quot;;[.A455]+1;&quot;&quot;)" office:value-type="string" office:string-value="" calcext:value-type="error">
            <text:p>#VALUE!</text:p>
          </table:table-cell>
          <table:table-cell office:value-type="string" calcext:value-type="string">
            <text:p>When A Man Loves A Woman</text:p>
          </table:table-cell>
          <table:table-cell office:value-type="string" calcext:value-type="string">
            <text:p>Percy Sledge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57]&lt;&gt;&quot;&quot;;[.A45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gainst All Odd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hil Collins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58]&lt;&gt;&quot;&quot;;[.A457]+1;&quot;&quot;)" office:value-type="string" office:string-value="" calcext:value-type="error">
            <text:p>#VALUE!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oke Salad Annie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59]&lt;&gt;&quot;&quot;;[.A45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Every Breath You Tak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olic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0]&lt;&gt;&quot;&quot;;[.A45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100 in a 55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op Evil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CGAmF, AF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1]&lt;&gt;&quot;&quot;;[.A46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evil Went Down To Georgia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rimu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2]&lt;&gt;&quot;&quot;;[.A461]+1;&quot;&quot;)" office:value-type="string" office:string-value="" calcext:value-type="error">
            <text:p>#VALUE!</text:p>
          </table:table-cell>
          <table:table-cell office:value-type="string" calcext:value-type="string">
            <text:p>A Whiter Shade of Pale</text:p>
          </table:table-cell>
          <table:table-cell office:value-type="string" calcext:value-type="string">
            <text:p>Procol Harum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63]&lt;&gt;&quot;&quot;;[.A46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hiter Shade Of Pal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rocol Harum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4]&lt;&gt;&quot;&quot;;[.A46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ime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Pure Prairie Leagu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5]&lt;&gt;&quot;&quot;;[.A46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nother One Bites The Dus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Quee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6]&lt;&gt;&quot;&quot;;[.A46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at Bottom Girl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Quee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7]&lt;&gt;&quot;&quot;;[.A46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reep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diohead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8]&lt;&gt;&quot;&quot;;[.A46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reep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diohead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69]&lt;&gt;&quot;&quot;;[.A46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reep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diohead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0]&lt;&gt;&quot;&quot;;[.A46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Kick Out The Jams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ge Against The Machine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471]&lt;&gt;&quot;&quot;;[.A47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ince You Been Gon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inbow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2]&lt;&gt;&quot;&quot;;[.A47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Engl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mmstei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3]&lt;&gt;&quot;&quot;;[.A47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et Cemetar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mone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4]&lt;&gt;&quot;&quot;;[.A47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litzkrieg Bop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mones, The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5]&lt;&gt;&quot;&quot;;[.A47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litzkrieg Bop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mone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6]&lt;&gt;&quot;&quot;;[.A47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litzkrieg Bop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mone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7]&lt;&gt;&quot;&quot;;[.A47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Wanna Be Sedate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mone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8]&lt;&gt;&quot;&quot;;[.A47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Wanna Be Sedate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mone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9]&lt;&gt;&quot;&quot;;[.A47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omebody Put Something In My Drink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mones, Th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0]&lt;&gt;&quot;&quot;;[.A47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iggin Up Bone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ndy Travi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1]&lt;&gt;&quot;&quot;;[.A48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orever And Ever, Ame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ndy Travi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2]&lt;&gt;&quot;&quot;;[.A48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it The Road Jack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y Charle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3]&lt;&gt;&quot;&quot;;[.A48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Got A Woma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ay Charle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4]&lt;&gt;&quot;&quot;;[.A48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eer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eel Big Fish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85]&lt;&gt;&quot;&quot;;[.A48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Kiss Me Deadly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eel Big Fish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486]&lt;&gt;&quot;&quot;;[.A48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ake On Me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eel Big Fish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7]&lt;&gt;&quot;&quot;;[.A48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t's the End of the World As We Know It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EM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488]&lt;&gt;&quot;&quot;;[.A48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t’s The End Of The Worl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em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9]&lt;&gt;&quot;&quot;;[.A48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oor Little Foo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ick Nels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0]&lt;&gt;&quot;&quot;;[.A48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essie's Gir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ick Springfield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 table:number-columns-repeated="2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1]&lt;&gt;&quot;&quot;;[.A49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essie’s Gir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ick Springfield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2]&lt;&gt;&quot;&quot;;[.A49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addy’s Mone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icochet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3]&lt;&gt;&quot;&quot;;[.A49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Unchained Melod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ighteous Brother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4]&lt;&gt;&quot;&quot;;[.A49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aggie Ma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od Stewart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4" table:style-name="ce30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95]&lt;&gt;&quot;&quot;;[.A49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how Them To M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odney Carringt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6]&lt;&gt;&quot;&quot;;[.A49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itties &amp; Bee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odney Carringt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7]&lt;&gt;&quot;&quot;;[.A49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King Of The Roa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oger Miller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CFG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8]&lt;&gt;&quot;&quot;;[.A49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King Of The Roa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oger Miller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9]&lt;&gt;&quot;&quot;;[.A498]+1;&quot;&quot;)" office:value-type="string" office:string-value="" calcext:value-type="error">
            <text:p>#VALUE!</text:p>
          </table:table-cell>
          <table:table-cell office:value-type="string" calcext:value-type="string">
            <text:p>(I Can't Get No) Satisfaction</text:p>
          </table:table-cell>
          <table:table-cell office:value-type="string" calcext:value-type="string">
            <text:p>Rolling Stone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00]&lt;&gt;&quot;&quot;;[.A499]+1;&quot;&quot;)" office:value-type="string" office:string-value="" calcext:value-type="error">
            <text:p>#VALUE!</text:p>
          </table:table-cell>
          <table:table-cell office:value-type="string" calcext:value-type="string">
            <text:p>Brown Sugar</text:p>
          </table:table-cell>
          <table:table-cell office:value-type="string" calcext:value-type="string">
            <text:p>Rolling Stone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01]&lt;&gt;&quot;&quot;;[.A500]+1;&quot;&quot;)" office:value-type="string" office:string-value="" calcext:value-type="error">
            <text:p>#VALUE!</text:p>
          </table:table-cell>
          <table:table-cell office:value-type="string" calcext:value-type="string">
            <text:p>Honky Tonk Women</text:p>
          </table:table-cell>
          <table:table-cell office:value-type="string" calcext:value-type="string">
            <text:p>Rolling Stones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02]&lt;&gt;&quot;&quot;;[.A50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(There’s) No Gettin’ Over M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onnie Milsap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503]&lt;&gt;&quot;&quot;;[.A50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Wouldn’t Have Missed It For The Worl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onnie Milsap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4]&lt;&gt;&quot;&quot;;[.A50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ure Lov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onnie Milsap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5]&lt;&gt;&quot;&quot;;[.A50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ure Lov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onnie Milsap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6]&lt;&gt;&quot;&quot;;[.A50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re’s No Getting Over M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onnie Milsap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7]&lt;&gt;&quot;&quot;;[.A50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abash Cannon Bal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oy Acuff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8]&lt;&gt;&quot;&quot;;[.A50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herry Bomb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Runaway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9]&lt;&gt;&quot;&quot;;[.A50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ey There Little Red Riding Hoo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am The Sham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0]&lt;&gt;&quot;&quot;;[.A509]+1;&quot;&quot;)" office:value-type="string" office:string-value="" calcext:value-type="error">
            <text:p>#VALUE!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11]&lt;&gt;&quot;&quot;;[.A510]+1;&quot;&quot;)" office:value-type="string" office:string-value="" calcext:value-type="error">
            <text:p>#VALUE!</text:p>
          </table:table-cell>
          <table:table-cell office:value-type="string" calcext:value-type="string">
            <text:p>Maria Maria</text:p>
          </table:table-cell>
          <table:table-cell office:value-type="string" calcext:value-type="string">
            <text:p>Santana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12]&lt;&gt;&quot;&quot;;[.A511]+1;&quot;&quot;)" office:value-type="string" office:string-value="" calcext:value-type="error">
            <text:p>#VALUE!</text:p>
          </table:table-cell>
          <table:table-cell office:value-type="string" calcext:value-type="string">
            <text:p>Put Your Lights On</text:p>
          </table:table-cell>
          <table:table-cell office:value-type="string" calcext:value-type="string">
            <text:p>Santana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13]&lt;&gt;&quot;&quot;;[.A512]+1;&quot;&quot;)" office:value-type="string" office:string-value="" calcext:value-type="error">
            <text:p>#VALUE!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Santana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14]&lt;&gt;&quot;&quot;;[.A51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Race Is O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awyer Brow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15]&lt;&gt;&quot;&quot;;[.A51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Race Is O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awyer Brown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6]&lt;&gt;&quot;&quot;;[.A51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Got Your Money [Ol' Dirty Bastard]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ay Anything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517]&lt;&gt;&quot;&quot;;[.A51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osing My Religion [R.E.M.]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cary Kids Scaring Kids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518]&lt;&gt;&quot;&quot;;[.A51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omewhere In The Nigh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cott Bakula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9]&lt;&gt;&quot;&quot;;[.A51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raz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eal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EGA, CGA, ABCD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0]&lt;&gt;&quot;&quot;;[.A51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ove Potion Number Nin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earcher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1]&lt;&gt;&quot;&quot;;[.A52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areless Whispe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eeth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2]&lt;&gt;&quot;&quot;;[.A52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ine Agai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eether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F#AED, F#DBmE, AF#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3]&lt;&gt;&quot;&quot;;[.A52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losing Tim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emisonic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4]&lt;&gt;&quot;&quot;;[.A52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wo Dozen Rose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henendoah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5]&lt;&gt;&quot;&quot;;[.A52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urning Brit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hinedown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BmAG, EGDA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6]&lt;&gt;&quot;&quot;;[.A52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Venu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hocking Blu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7]&lt;&gt;&quot;&quot;;[.A52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azy Shade Of Winte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imon &amp; Garfunkel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8]&lt;&gt;&quot;&quot;;[.A52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e And Julio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imon &amp; Garfunkel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9]&lt;&gt;&quot;&quot;;[.A52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rs. Robinso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imon &amp; Garfunkel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0]&lt;&gt;&quot;&quot;;[.A52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ound Of Silenc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imon &amp; Garfunkel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1]&lt;&gt;&quot;&quot;;[.A53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e Boxe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imon &amp; Garfunkel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2]&lt;&gt;&quot;&quot;;[.A53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18 &amp; Lif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kid Row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3]&lt;&gt;&quot;&quot;;[.A53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Remember You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kid Row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534]&lt;&gt;&quot;&quot;;[.A53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ait And Blee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lipknot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535]&lt;&gt;&quot;&quot;;[.A53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uga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OAD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536]&lt;&gt;&quot;&quot;;[.A53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an Of Constant Sorrow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oggy Bottom Boy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7]&lt;&gt;&quot;&quot;;[.A53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unaway Trai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oul Asylum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38]&lt;&gt;&quot;&quot;;[.A53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ell On Black Day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oundgarden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EBC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9]&lt;&gt;&quot;&quot;;[.A538]+1;&quot;&quot;)" office:value-type="string" office:string-value="" calcext:value-type="error">
            <text:p>#VALUE!</text:p>
          </table:table-cell>
          <table:table-cell office:value-type="string" calcext:value-type="string">
            <text:p>The Ballad of the Green Berets</text:p>
          </table:table-cell>
          <table:table-cell office:value-type="string" calcext:value-type="string">
            <text:p>SSgt. Barry Sadler</text:p>
          </table:table-cell>
          <table:table-cell table:content-validation-name="val2"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40]&lt;&gt;&quot;&quot;;[.A539]+1;&quot;&quot;)" office:value-type="string" office:string-value="" calcext:value-type="error">
            <text:p>#VALUE!</text:p>
          </table:table-cell>
          <table:table-cell office:value-type="string" calcext:value-type="string">
            <text:p>I'll Take You There</text:p>
          </table:table-cell>
          <table:table-cell office:value-type="string" calcext:value-type="string">
            <text:p>Staple Singers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41]&lt;&gt;&quot;&quot;;[.A54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lowers On The Wal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tatler Brother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2]&lt;&gt;&quot;&quot;;[.A54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Good Morning Beautifu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teve Holy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3]&lt;&gt;&quot;&quot;;[.A542]+1;&quot;&quot;)" office:value-type="string" office:string-value="" calcext:value-type="error">
            <text:p>#VALUE!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Stevie Ray Vaughan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44]&lt;&gt;&quot;&quot;;[.A54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othe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tone Sou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5]&lt;&gt;&quot;&quot;;[.A54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hrough Glas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tone Sour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CDE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6]&lt;&gt;&quot;&quot;;[.A54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Rock This Tow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tray Cat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7]&lt;&gt;&quot;&quot;;[.A54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anteria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ublime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ABEE#C#B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8]&lt;&gt;&quot;&quot;;[.A54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Green Eyed Lad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ugarloaf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9]&lt;&gt;&quot;&quot;;[.A548]+1;&quot;&quot;)" office:value-type="string" office:string-value="" calcext:value-type="error">
            <text:p>#VALUE!</text:p>
          </table:table-cell>
          <table:table-cell office:value-type="string" calcext:value-type="string">
            <text:p>Green Onions</text:p>
          </table:table-cell>
          <table:table-cell office:value-type="string" calcext:value-type="string">
            <text:p>Surfaris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50]&lt;&gt;&quot;&quot;;[.A549]+1;&quot;&quot;)" office:value-type="string" office:string-value="" calcext:value-type="error">
            <text:p>#VALUE!</text:p>
          </table:table-cell>
          <table:table-cell office:value-type="string" calcext:value-type="string">
            <text:p>Wipeout</text:p>
          </table:table-cell>
          <table:table-cell office:value-type="string" calcext:value-type="string">
            <text:p>Surfaris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51]&lt;&gt;&quot;&quot;;[.A55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Little Will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Sweet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2]&lt;&gt;&quot;&quot;;[.A551]+1;&quot;&quot;)" office:value-type="string" office:string-value="" calcext:value-type="error">
            <text:p>#VALUE!</text:p>
          </table:table-cell>
          <table:table-cell office:value-type="string" calcext:value-type="string">
            <text:p>Stormy Monday Blues</text:p>
          </table:table-cell>
          <table:table-cell office:value-type="string" calcext:value-type="string">
            <text:p>T-Bone Walker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53]&lt;&gt;&quot;&quot;;[.A55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Puttin On The Ritz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aco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4]&lt;&gt;&quot;&quot;;[.A55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ohnny Paycheck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ake This Job &amp; Shove It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5]&lt;&gt;&quot;&quot;;[.A55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elta Daw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anya Tucker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6]&lt;&gt;&quot;&quot;;[.A55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t’s A Little Too Lat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anya Tucker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7]&lt;&gt;&quot;&quot;;[.A556]+1;&quot;&quot;)" office:value-type="string" office:string-value="" calcext:value-type="error">
            <text:p>#VALUE!</text:p>
          </table:table-cell>
          <table:table-cell office:value-type="string" calcext:value-type="string">
            <text:p>Don't Look Back</text:p>
          </table:table-cell>
          <table:table-cell office:value-type="string" calcext:value-type="string">
            <text:p>Temptations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58]&lt;&gt;&quot;&quot;;[.A557]+1;&quot;&quot;)" office:value-type="string" office:string-value="" calcext:value-type="error">
            <text:p>#VALUE!</text:p>
          </table:table-cell>
          <table:table-cell office:value-type="string" calcext:value-type="string">
            <text:p>I Wish It Would Rain</text:p>
          </table:table-cell>
          <table:table-cell office:value-type="string" calcext:value-type="string">
            <text:p>Temptations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59]&lt;&gt;&quot;&quot;;[.A558]+1;&quot;&quot;)" office:value-type="string" office:string-value="" calcext:value-type="error">
            <text:p>#VALUE!</text:p>
          </table:table-cell>
          <table:table-cell office:value-type="string" calcext:value-type="string">
            <text:p>Just My Imagination</text:p>
          </table:table-cell>
          <table:table-cell office:value-type="string" calcext:value-type="string">
            <text:p>Temptations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60]&lt;&gt;&quot;&quot;;[.A559]+1;&quot;&quot;)" office:value-type="string" office:string-value="" calcext:value-type="error">
            <text:p>#VALUE!</text:p>
          </table:table-cell>
          <table:table-cell office:value-type="string" calcext:value-type="string">
            <text:p>My Girl</text:p>
          </table:table-cell>
          <table:table-cell office:value-type="string" calcext:value-type="string">
            <text:p>Temptations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61]&lt;&gt;&quot;&quot;;[.A56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Fuck Her Gentl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enacious D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2]&lt;&gt;&quot;&quot;;[.A56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ixteen Ton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ennesse Ernie Ford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3]&lt;&gt;&quot;&quot;;[.A56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ign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esla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DCBAGDACBGDAC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4]&lt;&gt;&quot;&quot;;[.A56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h-Boom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he Chord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5]&lt;&gt;&quot;&quot;;[.A56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ad Reputatio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hin Lizz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6]&lt;&gt;&quot;&quot;;[.A56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ailbreak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hin Lizzy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7]&lt;&gt;&quot;&quot;;[.A56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oy To The Worl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hree Dog Night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68]&lt;&gt;&quot;&quot;;[.A56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One (The Loneliest Number)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hree Dog Night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69]&lt;&gt;&quot;&quot;;[.A56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Everywher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im Mcgraw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0]&lt;&gt;&quot;&quot;;[.A56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Like It I Love I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im Mcgraw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1]&lt;&gt;&quot;&quot;;[.A57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 Like It, I Love I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im Mcgraw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2]&lt;&gt;&quot;&quot;;[.A57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ndian Outlaw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im Mcgraw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3]&lt;&gt;&quot;&quot;;[.A57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ts Your Lov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im McGraw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574]&lt;&gt;&quot;&quot;;[.A57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omething Like That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im McGraw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75]&lt;&gt;&quot;&quot;;[.A57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You Ain’t Much Fu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oby Keith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6]&lt;&gt;&quot;&quot;;[.A57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f You Could Only Se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onic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7]&lt;&gt;&quot;&quot;;[.A576]+1;&quot;&quot;)" office:value-type="string" office:string-value="" calcext:value-type="error">
            <text:p>#VALUE!</text:p>
          </table:table-cell>
          <table:table-cell office:value-type="string" calcext:value-type="string">
            <text:p>Nobody Knows</text:p>
          </table:table-cell>
          <table:table-cell office:value-type="string" calcext:value-type="string">
            <text:p>Tony Rich Project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78]&lt;&gt;&quot;&quot;;[.A57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onky Tonk Badonkadonk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race Adkins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9]&lt;&gt;&quot;&quot;;[.A57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oldin’ Heave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racy Byrd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0]&lt;&gt;&quot;&quot;;[.A579]+1;&quot;&quot;)" office:value-type="string" office:string-value="" calcext:value-type="error">
            <text:p>#VALUE!</text:p>
          </table:table-cell>
          <table:table-cell office:value-type="string" calcext:value-type="string">
            <text:p>Give Me One Reason</text:p>
          </table:table-cell>
          <table:table-cell office:value-type="string" calcext:value-type="string">
            <text:p>Tracy Chapman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81]&lt;&gt;&quot;&quot;;[.A58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f The Good Die Young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racy Lawrence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2]&lt;&gt;&quot;&quot;;[.A58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s That A Tea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racy Lawrence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3]&lt;&gt;&quot;&quot;;[.A58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ime Marches O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racy Lawrence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4]&lt;&gt;&quot;&quot;;[.A583]+1;&quot;&quot;)" office:value-type="string" office:string-value="" calcext:value-type="error">
            <text:p>#VALUE!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Train Kept A Rollin'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85]&lt;&gt;&quot;&quot;;[.A58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effersons (Theme Song)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TV Them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6]&lt;&gt;&quot;&quot;;[.A585]+1;&quot;&quot;)" office:value-type="string" office:string-value="" calcext:value-type="error">
            <text:p>#VALUE!</text:p>
          </table:table-cell>
          <table:table-cell office:value-type="string" calcext:value-type="string">
            <text:p>Can I Change My Mind</text:p>
          </table:table-cell>
          <table:table-cell office:value-type="string" calcext:value-type="string">
            <text:p>Tyrone Davis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87]&lt;&gt;&quot;&quot;;[.A586]+1;&quot;&quot;)" office:value-type="string" office:string-value="" calcext:value-type="error">
            <text:p>#VALUE!</text:p>
          </table:table-cell>
          <table:table-cell office:value-type="string" calcext:value-type="string">
            <text:p>Turning Point</text:p>
          </table:table-cell>
          <table:table-cell office:value-type="string" calcext:value-type="string">
            <text:p>Tyrone Davis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88]&lt;&gt;&quot;&quot;;[.A58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rown Eyed Gir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Van Morisson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9]&lt;&gt;&quot;&quot;;[.A58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ce Ice Bab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Vanilla Ice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90]&lt;&gt;&quot;&quot;;[.A58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One More Last Chanc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Vince Gill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91]&lt;&gt;&quot;&quot;;[.A59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ukes Of Hazzar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aylon Jenning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92]&lt;&gt;&quot;&quot;;[.A59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Good Hearted Woma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aylon Jenning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93]&lt;&gt;&quot;&quot;;[.A59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I’m A Ramblin Ma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aylon Jennings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94]&lt;&gt;&quot;&quot;;[.A59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aught Up In You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e The Kings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595]&lt;&gt;&quot;&quot;;[.A59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Everything She Want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ham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96]&lt;&gt;&quot;&quot;;[.A59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even Nation Army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hite Stripes, The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597]&lt;&gt;&quot;&quot;;[.A59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hildren of the Grave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hite Zombie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598]&lt;&gt;&quot;&quot;;[.A59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ehind Blue Eye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ho, The</text:p>
          </table:table-cell>
          <table:table-cell table:style-name="ce22" table:content-validation-name="val2"/>
          <table:table-cell table:style-name="ce21" table:content-validation-name="val3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599]&lt;&gt;&quot;&quot;;[.A59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Behind Blue Eye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ho, The</text:p>
          </table:table-cell>
          <table:table-cell table:style-name="ce22" table:content-validation-name="val2"/>
          <table:table-cell table:style-name="ce21" table:content-validation-name="val3" office:value-type="string" calcext:value-type="string">
            <text:p>EGDCA, CDGCDE, BCDA</text:p>
          </table:table-cell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00]&lt;&gt;&quot;&quot;;[.A599]+1;&quot;&quot;)" office:value-type="string" office:string-value="" calcext:value-type="error">
            <text:p>#VALUE!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Who's Makin' Love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601]&lt;&gt;&quot;&quot;;[.A600]+1;&quot;&quot;)" office:value-type="string" office:string-value="" calcext:value-type="error">
            <text:p>#VALUE!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Wilbert Harrison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602]&lt;&gt;&quot;&quot;;[.A601]+1;&quot;&quot;)" office:value-type="string" office:string-value="" calcext:value-type="error">
            <text:p>#VALUE!</text:p>
          </table:table-cell>
          <table:table-cell office:value-type="string" calcext:value-type="string">
            <text:p>Play That Funky Music</text:p>
          </table:table-cell>
          <table:table-cell office:value-type="string" calcext:value-type="string">
            <text:p>Wild Cherry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603]&lt;&gt;&quot;&quot;;[.A60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Always On My Min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illie Nelson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04]&lt;&gt;&quot;&quot;;[.A60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To All The Girls I’ve Loved Before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illie Nelson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05]&lt;&gt;&quot;&quot;;[.A604]+1;&quot;&quot;)" office:value-type="string" office:string-value="" calcext:value-type="error">
            <text:p>#VALUE!</text:p>
          </table:table-cell>
          <table:table-cell office:value-type="string" calcext:value-type="string">
            <text:p>In The Midnight Hour</text:p>
          </table:table-cell>
          <table:table-cell office:value-type="string" calcext:value-type="string">
            <text:p>Wilson Picket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606]&lt;&gt;&quot;&quot;;[.A605]+1;&quot;&quot;)" office:value-type="string" office:string-value="" calcext:value-type="error">
            <text:p>#VALUE!</text:p>
          </table:table-cell>
          <table:table-cell office:value-type="string" calcext:value-type="string">
            <text:p>Mustang Sally</text:p>
          </table:table-cell>
          <table:table-cell office:value-type="string" calcext:value-type="string">
            <text:p>Wilson Picket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607]&lt;&gt;&quot;&quot;;[.A606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idnight Hour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ilson Pickett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08]&lt;&gt;&quot;&quot;;[.A607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Mustang Sally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ilson Pickett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09]&lt;&gt;&quot;&quot;;[.A60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Cosmic Egg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olfmother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610]&lt;&gt;&quot;&quot;;[.A60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Dimensio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olfmother</text:p>
          </table:table-cell>
          <table:table-cell table:content-validation-name="val2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611]&lt;&gt;&quot;&quot;;[.A61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oker &amp; The Thief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olfmother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612]&lt;&gt;&quot;&quot;;[.A61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New Moon Rising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olfmother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613]&lt;&gt;&quot;&quot;;[.A61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undial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olfmother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614]&lt;&gt;&quot;&quot;;[.A613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oma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olfmoth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15]&lt;&gt;&quot;&quot;;[.A614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oma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Wolfmother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16]&lt;&gt;&quot;&quot;;[.A615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Heart Full Of Soul 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Yardbirds, The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617]&lt;&gt;&quot;&quot;;[.A616]+1;&quot;&quot;)" office:value-type="string" office:string-value="" calcext:value-type="error">
            <text:p>#VALUE!</text:p>
          </table:table-cell>
          <table:table-cell office:value-type="string" calcext:value-type="string">
            <text:p>Cheating In The Next Room</text:p>
          </table:table-cell>
          <table:table-cell office:value-type="string" calcext:value-type="string">
            <text:p>ZZ Hill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618]&lt;&gt;&quot;&quot;;[.A617]+1;&quot;&quot;)" office:value-type="string" office:string-value="" calcext:value-type="error">
            <text:p>#VALUE!</text:p>
          </table:table-cell>
          <table:table-cell office:value-type="string" calcext:value-type="string">
            <text:p>Down Home Blues</text:p>
          </table:table-cell>
          <table:table-cell office:value-type="string" calcext:value-type="string">
            <text:p>ZZ Hill</text:p>
          </table:table-cell>
          <table:table-cell/>
          <table:table-cell table:content-validation-name="val3"/>
          <table:table-cell table:number-columns-repeated="2"/>
          <table:table-cell table:style-name="ce21" table:content-validation-name="val3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619]&lt;&gt;&quot;&quot;;[.A618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Just Got Paid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ZZ Top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20]&lt;&gt;&quot;&quot;;[.A619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harp Dressed Ma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ZZ Top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21]&lt;&gt;&quot;&quot;;[.A620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harp Dressed Ma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ZZ Top</text:p>
          </table:table-cell>
          <table:table-cell table:content-validation-name="val2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622]&lt;&gt;&quot;&quot;;[.A621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Sharp Dressed Man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Zz Top</text:p>
          </table:table-cell>
          <table:table-cell table:style-name="ce22" table:content-validation-name="val2" office:value-type="string" calcext:value-type="string">
            <text:p>Country</text:p>
          </table:table-cell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23]&lt;&gt;&quot;&quot;;[.A622]+1;&quot;&quot;)" office:value-type="string" office:string-value="" calcext:value-type="error">
            <text:p>#VALUE!</text:p>
          </table:table-cell>
          <table:table-cell table:style-name="ce15" office:value-type="string" calcext:value-type="string">
            <text:p>Waitin For the Bus</text:p>
          </table:table-cell>
          <table:table-cell table:style-name="ce20" table:content-validation-name="val1" office:value-type="string" calcext:value-type="string">
            <table:detective>
              <table:highlighted-range table:marked-invalid="true"/>
            </table:detective>
            <text:p>ZZ Top</text:p>
          </table:table-cell>
          <table:table-cell table:style-name="ce22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24]&lt;&gt;&quot;&quot;;[.A623]+1;&quot;&quot;)">
            <text:p/>
          </table:table-cell>
          <table:table-cell table:style-name="ce15"/>
          <table:table-cell table:style-name="ce20" table:content-validation-name="val1"/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25]&lt;&gt;&quot;&quot;;[.A624]+1;&quot;&quot;)">
            <text:p/>
          </table:table-cell>
          <table:table-cell table:style-name="ce15"/>
          <table:table-cell table:style-name="ce20" table:content-validation-name="val1"/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26]&lt;&gt;&quot;&quot;;[.A625]+1;&quot;&quot;)">
            <text:p/>
          </table:table-cell>
          <table:table-cell table:style-name="ce15"/>
          <table:table-cell table:style-name="ce20" table:content-validation-name="val1"/>
          <table:table-cell table:style-name="ce22" table:content-validation-name="val2"/>
          <table:table-cell table:style-name="ce21" table:content-validation-name="val3"/>
          <table:table-cell table:style-name="ce26" table:content-validation-name="val3"/>
          <table:table-cell table:style-name="ce21" table:content-validation-name="val3" office:value-type="string" calcext:value-type="string">
            <text:p>X</text:p>
          </table:table-cell>
          <table:table-cell table:style-name="ce21" table:content-validation-name="val3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27]&lt;&gt;&quot;&quot;;[.A626]+1;&quot;&quot;)">
            <text:p/>
          </table:table-cell>
          <table:table-cell table:number-columns-repeated="3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628]&lt;&gt;&quot;&quot;;[.A627]+1;&quot;&quot;)">
            <text:p/>
          </table:table-cell>
          <table:table-cell table:number-columns-repeated="3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629]&lt;&gt;&quot;&quot;;[.A628]+1;&quot;&quot;)">
            <text:p/>
          </table:table-cell>
          <table:table-cell table:number-columns-repeated="3"/>
          <table:table-cell table:content-validation-name="val3"/>
          <table:table-cell table:number-columns-repeated="1019"/>
        </table:table-row>
        <table:table-row table:style-name="ro5" table:number-rows-repeated="1047892">
          <table:table-cell table:number-columns-repeated="4"/>
          <table:table-cell table:content-validation-name="val3"/>
          <table:table-cell table:number-columns-repeated="1019"/>
        </table:table-row>
        <table:table-row table:style-name="ro11" table:number-rows-repeated="54">
          <table:table-cell table:number-columns-repeated="4"/>
          <table:table-cell table:content-validation-name="val3"/>
          <table:table-cell table:number-columns-repeated="1019"/>
        </table:table-row>
        <table:table-row table:style-name="ro11">
          <table:table-cell table:number-columns-repeated="4"/>
          <table:table-cell table:content-validation-name="val3"/>
          <table:table-cell table:number-columns-repeated="1019"/>
        </table:table-row>
        <table:named-expressions>
          <table:named-range table:name="_xlnm._FilterDatabase" table:base-cell-address="$Instructions.$A$1" table:cell-range-address="$MAIN.$B$4:.$T$29"/>
        </table:named-expressions>
        <calcext:conditional-formats>
          <calcext:conditional-format calcext:target-range-address="MAIN.Q5:MAIN.Q29">
            <calcext:condition calcext:apply-style-name="ConditionalStyle_1" calcext:value="formula-is(regexmatch(#REF!;&quot;High&quot;))" calcext:base-cell-address="MAIN.Q5"/>
          </calcext:conditional-format>
          <calcext:conditional-format calcext:target-range-address="MAIN.Q5:MAIN.Q29">
            <calcext:condition calcext:apply-style-name="ConditionalStyle_2" calcext:value="begins-with(&quot;04 Low&quot;)" calcext:base-cell-address="MAIN.Q5"/>
          </calcext:conditional-format>
          <calcext:conditional-format calcext:target-range-address="MAIN.Q5:MAIN.Q29">
            <calcext:condition calcext:apply-style-name="ConditionalStyle_3" calcext:value="begins-with(&quot;03 Med&quot;)" calcext:base-cell-address="MAIN.Q5"/>
          </calcext:conditional-format>
          <calcext:conditional-format calcext:target-range-address="MAIN.M5:MAIN.S9 MAIN.M15:MAIN.S29 MAIN.M10:MAIN.Q14 MAIN.S10:MAIN.S14">
            <calcext:condition calcext:apply-style-name="ConditionalStyle_4" calcext:value="formula-is(regexmatch(#REF!;&quot;(?i)complete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5" calcext:value="formula-is(regexmatch(#REF!;&quot;(?i)Partial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6" calcext:value="formula-is(regexmatch(#REF!;&quot;(?i)unstarted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7" calcext:value="formula-is(regexmatch(#REF!;&quot;(?i)Mostly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8" calcext:value="formula-is(regexmatch(#REF!;&quot;(?i)abandoned&quot;))" calcext:base-cell-address="MAIN.M5"/>
          </calcext:conditional-format>
          <calcext:conditional-format calcext:target-range-address="MAIN.D8:MAIN.L8">
            <calcext:condition calcext:apply-style-name="Excel_CondFormat_1_1_1" calcext:value="=&quot;Negative&quot;" calcext:base-cell-address="MAIN.D8"/>
          </calcext:conditional-format>
        </calcext:conditional-formats>
      </table:table>
      <table:table table:name="VARIABLES" table:style-name="ta3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2">
          <table:table-cell table:style-name="ce106" office:value-type="string" calcext:value-type="string">
            <text:p>VARIABLES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358" office:value-type="string" calcext:value-type="string">
            <text:p>GENRES</text:p>
          </table:table-cell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 table:number-columns-repeated="1013"/>
        </table:table-row>
        <table:table-row table:style-name="ro4">
          <table:table-cell table:number-columns-repeated="2"/>
          <table:table-cell table:style-name="ce156" office:value-type="string" calcext:value-type="string">
            <text:p>Rap</text:p>
          </table:table-cell>
          <table:table-cell/>
          <table:table-cell table:style-name="ce92"/>
          <table:table-cell/>
          <table:table-cell table:style-name="ce92"/>
          <table:table-cell/>
          <table:table-cell table:style-name="ce92"/>
          <table:table-cell/>
          <table:table-cell table:style-name="ce92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RnB</text:p>
          </table:table-cell>
          <table:table-cell/>
          <table:table-cell table:style-name="ce92"/>
          <table:table-cell/>
          <table:table-cell table:style-name="ce92"/>
          <table:table-cell/>
          <table:table-cell table:style-name="ce92"/>
          <table:table-cell/>
          <table:table-cell table:style-name="ce92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Metal</text:p>
          </table:table-cell>
          <table:table-cell/>
          <table:table-cell table:style-name="ce92"/>
          <table:table-cell table:content-validation-name="val3"/>
          <table:table-cell table:style-name="ce92" table:content-validation-name="val3"/>
          <table:table-cell table:content-validation-name="val3"/>
          <table:table-cell table:style-name="ce92"/>
          <table:table-cell/>
          <table:table-cell table:style-name="ce92"/>
          <table:table-cell table:number-columns-repeated="1013"/>
        </table:table-row>
        <table:table-row table:style-name="ro4">
          <table:table-cell table:number-columns-repeated="2"/>
          <table:table-cell table:style-name="ce92" office:value-type="string" calcext:value-type="string">
            <text:p>Rap-Rock Crossover</text:p>
          </table:table-cell>
          <table:table-cell/>
          <table:table-cell table:style-name="ce92"/>
          <table:table-cell table:content-validation-name="val3"/>
          <table:table-cell table:style-name="ce92" table:content-validation-name="val3"/>
          <table:table-cell table:content-validation-name="val3"/>
          <table:table-cell table:style-name="ce92"/>
          <table:table-cell/>
          <table:table-cell table:style-name="ce92"/>
          <table:table-cell table:number-columns-repeated="1013"/>
        </table:table-row>
        <table:table-row table:style-name="ro4">
          <table:table-cell table:number-columns-repeated="2"/>
          <table:table-cell table:style-name="ce92" office:value-type="string" calcext:value-type="string">
            <text:p>Acid Rock</text:p>
          </table:table-cell>
          <table:table-cell/>
          <table:table-cell table:style-name="ce92"/>
          <table:table-cell table:content-validation-name="val3"/>
          <table:table-cell table:style-name="ce92" table:content-validation-name="val3"/>
          <table:table-cell table:content-validation-name="val3"/>
          <table:table-cell table:style-name="ce92"/>
          <table:table-cell/>
          <table:table-cell table:style-name="ce92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Disco &amp; Funk</text:p>
          </table:table-cell>
          <table:table-cell/>
          <table:table-cell table:style-name="ce92"/>
          <table:table-cell table:content-validation-name="val3"/>
          <table:table-cell table:style-name="ce92" table:content-validation-name="val3"/>
          <table:table-cell table:content-validation-name="val3"/>
          <table:table-cell table:style-name="ce92"/>
          <table:table-cell/>
          <table:table-cell table:style-name="ce92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Hard Rock</text:p>
          </table:table-cell>
          <table:table-cell/>
          <table:table-cell table:style-name="ce92"/>
          <table:table-cell table:content-validation-name="val3"/>
          <table:table-cell table:style-name="ce92" table:content-validation-name="val3"/>
          <table:table-cell table:content-validation-name="val3"/>
          <table:table-cell table:style-name="ce92"/>
          <table:table-cell/>
          <table:table-cell table:style-name="ce92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Country</text:p>
          </table:table-cell>
          <table:table-cell/>
          <table:table-cell table:style-name="ce95"/>
          <table:table-cell table:content-validation-name="val3"/>
          <table:table-cell table:style-name="ce95" table:content-validation-name="val3"/>
          <table:table-cell table:content-validation-name="val3"/>
          <table:table-cell table:style-name="ce95"/>
          <table:table-cell/>
          <table:table-cell table:style-name="ce95"/>
          <table:table-cell table:number-columns-repeated="1013"/>
        </table:table-row>
        <table:table-row table:style-name="ro5">
          <table:table-cell table:number-columns-repeated="2"/>
          <table:table-cell table:style-name="ce159" office:value-type="string" calcext:value-type="string">
            <text:p>Soft Rock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59" office:value-type="string" calcext:value-type="string">
            <text:p>Rock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14">
          <table:table-cell table:number-columns-repeated="2"/>
          <table:table-cell table:style-name="ce159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60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3">
          <table:table-cell table:number-columns-repeated="5"/>
          <table:table-cell table:content-validation-name="val3" table:number-columns-repeated="3"/>
          <table:table-cell table:number-columns-repeated="1016"/>
        </table:table-row>
        <table:table-row table:style-name="ro5" table:number-rows-repeated="4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Acdc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12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Bill Haley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Black Crowe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Black Crowe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Blue Cheer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Bob Marley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12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Charlie Pride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Chet Atkin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7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Creedence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David Allen Coe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David Allen Coe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Def Leppard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3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Dion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4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Drive By Trucker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Drive By Trucker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3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Eddie Rabbitt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Elvi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Elvis Presley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/>
          <table:table-cell table:style-name="ce89"/>
          <table:table-cell table:style-name="ce20" table:content-validation-name="val1" office:value-type="string" calcext:value-type="string">
            <text:p>Elvis Presley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Elvis Presley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7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Foreigner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arth Brook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arth Brook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arth Brook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arth Brook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arth Brook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arth Brook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arth Brook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arth Brook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eorge Jone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eorge Strait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eorge Strait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eorge Strait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eorge Strait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eorge Strait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3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Guess Who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5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Hank Williams Jr.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Hank Williams Sr.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Hank Williams Sr.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Hank Williams Sr.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4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Isley Brother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Jason Aldean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Jerry Lee Lewi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3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John Denver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5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Johnny Cash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Johnny Cash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Johnny Cash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Johnny Cash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Johnny Cash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4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Kenny Roger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Kinks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3">
          <table:table-cell table:number-columns-repeated="2"/>
          <table:table-cell table:style-name="ce20" table:content-validation-name="val3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Lady Gaga</text:p>
          </table:table-cell>
          <table:table-cell table:number-columns-repeated="1021"/>
        </table:table-row>
        <table:table-row table:style-name="ro5" table:number-rows-repeated="5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Mark Chesnutt</text:p>
          </table:table-cell>
          <table:table-cell table:number-columns-repeated="1021"/>
        </table:table-row>
        <table:table-row table:style-name="ro5" table:number-rows-repeated="3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Merle Haggard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Merle Haggard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Metallica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Metallica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Motley Crue</text:p>
          </table:table-cell>
          <table:table-cell table:number-columns-repeated="1021"/>
        </table:table-row>
        <table:table-row table:style-name="ro5" table:number-rows-repeated="6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Not By Chains</text:p>
          </table:table-cell>
          <table:table-cell table:number-columns-repeated="1021"/>
        </table:table-row>
        <table:table-row table:style-name="ro5" table:number-rows-repeated="10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Queen</text:p>
          </table:table-cell>
          <table:table-cell table:number-columns-repeated="1021"/>
        </table:table-row>
        <table:table-row table:style-name="ro5" table:number-rows-repeated="5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Ramones, The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Ramones, The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Ramones, The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Ramon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Randy Trav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Ray Charles</text:p>
          </table:table-cell>
          <table:table-cell table:number-columns-repeated="1021"/>
        </table:table-row>
        <table:table-row table:style-name="ro5" table:number-rows-repeated="6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Rodney Carrington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Ronnie Milsap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Ronnie Milsap</text:p>
          </table:table-cell>
          <table:table-cell table:number-columns-repeated="1021"/>
        </table:table-row>
        <table:table-row table:style-name="ro5" table:number-rows-repeated="10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Simon &amp; Garfunkel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Simon &amp; Garfunkel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Simon &amp; Garfunkel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Simon &amp; Garfunkel</text:p>
          </table:table-cell>
          <table:table-cell table:number-columns-repeated="1021"/>
        </table:table-row>
        <table:table-row table:style-name="ro5" table:number-rows-repeated="9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Tanya Tucker</text:p>
          </table:table-cell>
          <table:table-cell table:number-columns-repeated="1021"/>
        </table:table-row>
        <table:table-row table:style-name="ro5" table:number-rows-repeated="3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Thin Lizz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Tim Mcgraw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Tim Mcgraw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Tim Mcgraw</text:p>
          </table:table-cell>
          <table:table-cell table:number-columns-repeated="1021"/>
        </table:table-row>
        <table:table-row table:style-name="ro5" table:number-rows-repeated="5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Tracy Lawrence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Tracy Lawrence</text:p>
          </table:table-cell>
          <table:table-cell table:number-columns-repeated="1021"/>
        </table:table-row>
        <table:table-row table:style-name="ro5" table:number-rows-repeated="3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Waylon Jenning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Waylon Jennings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Willie Nel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1" office:value-type="string" calcext:value-type="string">
            <text:p>Wilson Pickett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20" table:content-validation-name="val3"/>
          <table:table-cell table:number-columns-repeated="1021"/>
        </table:table-row>
        <table:table-row table:style-name="ro5" table:number-rows-repeated="104826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BANDS" table:style-name="ta3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2">
          <table:table-cell table:style-name="ce106" office:value-type="string" calcext:value-type="string">
            <text:p>BANDS</text:p>
          </table:table-cell>
          <table:table-cell table:number-columns-repeated="1023"/>
        </table:table-row>
        <table:table-row table:style-name="ro13">
          <table:table-cell table:number-columns-repeated="2"/>
          <table:table-cell table:style-name="ce98" office:value-type="string" calcext:value-type="string">
            <text:p>Band Name</text:p>
          </table:table-cell>
          <table:table-cell table:style-name="ce98" office:value-type="string" calcext:value-type="string">
            <text:p>Nickname</text:p>
          </table:table-cell>
          <table:table-cell table:style-name="ce98" office:value-type="string" calcext:value-type="string">
            <text:p>Primary Genre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07" office:value-type="string" calcext:value-type="string">
            <text:p>1000 Homo DJs</text:p>
          </table:table-cell>
          <table:table-cell/>
          <table:table-cell office:value-type="string" calcext:value-type="string">
            <text:p>Industrial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07" office:value-type="string" calcext:value-type="string">
            <text:p>2Pac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07" office:value-type="string" calcext:value-type="string">
            <text:p>3 Doors Dow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07" office:value-type="string" calcext:value-type="string">
            <text:p>30 Seconds To Mar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07" office:value-type="string" calcext:value-type="string">
            <text:p>88 Fingers Loui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07" office:value-type="string" calcext:value-type="string">
            <text:p>Aaron Tippi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AC/DC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Achie Bell &amp; The Drel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erosmit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gony Scene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l Gre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abam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an Jack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bert Coll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bert Hammond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lbert K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ice In Chains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lien Ant Farm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ll Time Low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lmost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ly &amp; AJ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mber Pacific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nvi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pril Win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achman Turner Overdrive</text:p>
          </table:table-cell>
          <table:table-cell office:value-type="string" calcext:value-type="string">
            <text:p>BTO</text:p>
          </table:table-cell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ad Company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adfing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B K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eatl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ee Gees</text:p>
          </table:table-cell>
          <table:table-cell/>
          <table:table-cell office:value-type="string" calcext:value-type="string">
            <text:p>Disc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en Harp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ig &amp; Ric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ill Haley &amp; the Come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ill Withers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illy Oce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ack Crow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ack Sabbath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lackstreet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loodhound Gang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lue Che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lue Octob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lues Travel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ob Dylan</text:p>
          </table:table-cell>
          <table:table-cell/>
          <table:table-cell office:value-type="string" calcext:value-type="string">
            <text:p>Fol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ob Marle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b Seg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obby Ba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bby Da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n Jovi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onnie Tyl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ost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rian McKnight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rook Bent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ryan Adam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ryan Whit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uddy Gu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uddy Mi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ush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alling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andlebox</text:p>
          </table:table-cell>
          <table:table-cell table:number-columns-repeated="2"/>
          <table:table-cell office:value-type="string" calcext:value-type="string">
            <text:p>Blues Rock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7" office:value-type="string" calcext:value-type="string">
            <text:p>Carlos Santan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arter Family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eeLo Gree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harlie Drak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arlie Mcco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arlie Prid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arlie Ric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eech &amp; Chong</text:p>
          </table:table-cell>
          <table:table-cell/>
          <table:table-cell office:value-type="string" calcext:value-type="string">
            <text:p>Novelty – Comed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het Atk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ord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uck Berr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ity High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lash, The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ollin Ray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ommander Cod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ommodor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onway Twit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orey Hart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ounting Crow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ream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reed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reedence Clearwater Revival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anny O' Keef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anzig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avid Allen Co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avid Lee Rot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ay To Remember, 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ead Kennedys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ef Leppa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el Shanno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elbert Mcclint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iesel Boy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i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ire Strait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ishwalla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ixie Chic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kk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olly Part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n William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nna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onny Hathawa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nova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oobie Brother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oor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r. Dre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r. Dre &amp; Eminem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rive By Truck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wight Yoakam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Eagl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Eddie Mone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ddie Rabbit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ddy Arnol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lmore Jam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lvi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Eminem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Eric Clapto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Eve &amp; Gwen Stefani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Everly Brothers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aith Hill &amp; Tim McGraw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ats Domino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ive Finger Death Punch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lat &amp; Scrug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leetwood Mac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loat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lock Of Seagulls, A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oghat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oreign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reddie Fender</text:p>
          </table:table-cell>
          <table:table-cell/>
          <table:table-cell office:value-type="string" calcext:value-type="string">
            <text:p>Blu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reddie K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ap Band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arth Brooks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ene Vincent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eorge Jones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eorge Strait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eorgia Satellites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len Campbell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loria Gaynor</text:p>
          </table:table-cell>
          <table:table-cell/>
          <table:table-cell office:value-type="string" calcext:value-type="string">
            <text:p>Disc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o-Go's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rand Funk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uess Who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uitar Sli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uns N' Rose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Hank Sn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ank Wiliams Sr.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ank Williams Jr.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arry Chapi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Helme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enry Gra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it The Light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Hootie &amp; The Blowfish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Howlin' Wolf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uey Lew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ugh Maseke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Incubu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Isley Broth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ames Brow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an &amp; Dea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ane's Addicti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ason Alde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erry Lee Lew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erry Ree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ethro Tull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im Croc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imi Hendrix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immy Ree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e f/ Mystikal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oe Walsh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ohn Ander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 Denv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 Foger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 Lee Hook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 Lenn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 Michael Montgomer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 Stewart &amp; Stevie Nic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nie Taylo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ny Cash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udas Priest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ustin Bieb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Keith Swea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eith Whitle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enny Rog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ermit The Fro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id Rock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Kid Rock &amp; Cheryl Crow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Kings Of Leo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Kink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Knack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Kook &amp; The Ga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yuss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L7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ady Gaga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Larry Garn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atimo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eAnn Rim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ed Zeppeli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Lefty Frizzel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enny Kravitz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Little Walt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iv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loyd Pric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os Lobo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Ludacris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Lyn Ander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ynyrd Skynyr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a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arcy Playgroun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arilyn Manso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ark Chesnut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arty Robb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atchbox Twenty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cKinley Mitchel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n At Work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erle Hagga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rle Trav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rvin Dreav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est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etallica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ichael Jackson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ichelle Branc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oody Blu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otley Cru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otorhead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uddy Wat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uppet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ystikal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azaret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eal McCo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eil Young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elly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ew Found Glory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ine Inch Nails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irvana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itty Gritty Dirt Band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ot By Chain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WA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Oakridge Boy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hio Play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n Deck Entertainmen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range Gobli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Otis Redd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utkast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Ozzy Osbourne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Parliamen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atty Loveles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earl Jam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Penguin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ennywise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Percy Sledg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hil Collin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Police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op Evil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Primu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rocol Haru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ure Prairie Leagu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Que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diohead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age Against The Machin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ainb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mmstei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mones, The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andy Trav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y Char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ed Hot Chili Pepp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eel Big Fish</text:p>
          </table:table-cell>
          <table:table-cell/>
          <table:table-cell office:value-type="string" calcext:value-type="string">
            <text:p>SKA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EM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ick Nel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ick Springfiel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icoche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ictchie Valen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ighteous Broth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od Stewart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odney Carrington</text:p>
          </table:table-cell>
          <table:table-cell/>
          <table:table-cell office:value-type="string" calcext:value-type="string">
            <text:p>Humo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oger Miller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olling Ston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onnie Milsap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oy Acuff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unaway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am The Sh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antan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awyer Brown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ay Anything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cary Kids Scaring Kid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cott Baku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eal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earch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eeth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emisoni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henendoa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hinedow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hocking Blu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imon &amp; Garfunke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kid Row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lipknot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oggy Bottom Boy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oul Asylum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oundgard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Sgt. Barry Sad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taple Sing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tatler Broth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teve Holy?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tevie Ray Vaugh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tone Sou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tray Cat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ublim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ugarloaf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urfari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weet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ystem of a Down</text:p>
          </table:table-cell>
          <table:table-cell office:value-type="string" calcext:value-type="string">
            <text:p>SOAD</text:p>
          </table:table-cell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T-Bone Walk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aco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anya Tuck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emptation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enacious 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Tennesse Ernie Fo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esla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Thin Lizz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hree Dog Night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Tim McGraw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Toby Keit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oni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ony Rich Project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race Adk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racy By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racy Chapm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racy Lawrenc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V Theme</text:p>
          </table:table-cell>
          <table:table-cell/>
          <table:table-cell office:value-type="string" calcext:value-type="string">
            <text:p>[THEME SONG]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Tyrone Dav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Van Morisso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Vanilla Ic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Vince Gil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aylon Jennin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e The King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Wham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White Strip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White Zombie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Who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Wilbert Harri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ild Cherr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illie Nel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ilson Picket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olfmoth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Yardbird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ZZ Hil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ZZ Top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2"/>
          <table:table-cell table:style-name="ce102" table:number-columns-repeated="5"/>
          <table:table-cell table:number-columns-repeated="1017"/>
        </table:table-row>
        <table:table-row table:style-name="ro5" table:number-rows-repeated="104821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orityLevels" table:base-cell-address="$BANDS.$A$1" table:cell-range-address="$BANDS.$G$3:.$G$10"/>
          <table:named-range table:name="SiteEnv" table:base-cell-address="$BANDS.$A$1" table:cell-range-address="$BANDS.$E$3:.$E$10"/>
          <table:named-range table:name="SiteNames" table:base-cell-address="$BANDS.$A$1" table:cell-range-address="$BANDS.$I$3:.$I$10"/>
          <table:named-range table:name="Statuses" table:base-cell-address="$BANDS.$A$1" table:cell-range-address="$BANDS.$C$3:.$C$10"/>
          <table:named-range table:name="TicketStatus" table:base-cell-address="$BANDS.$A$1" table:cell-range-address="$BANDS.$K$3:.$K$10"/>
        </table:named-expressions>
      </table:table>
      <table:table table:name="Version Log" table:style-name="ta4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3" table:default-cell-style-name="Default"/>
        <table:table-column table:style-name="co39" table:number-columns-repeated="20" table:default-cell-style-name="Default"/>
        <table:table-column table:style-name="co1" table:number-columns-repeated="998" table:default-cell-style-name="Default"/>
        <table:table-row table:style-name="ro14">
          <table:table-cell table:style-name="ce362" office:value-type="string" calcext:value-type="string">
            <text:p>###</text:p>
          </table:table-cell>
          <table:table-cell table:style-name="ce365"/>
          <table:table-cell table:style-name="ce371" office:value-type="string" calcext:value-type="string">
            <text:p>Details</text:p>
          </table:table-cell>
          <table:table-cell table:style-name="ce376"/>
          <table:table-cell table:number-columns-repeated="1020"/>
        </table:table-row>
        <table:table-row table:style-name="ro15">
          <table:table-cell table:number-columns-repeated="2"/>
          <table:table-cell table:style-name="ce372"/>
          <table:table-cell table:number-columns-repeated="1021"/>
        </table:table-row>
        <table:table-row table:style-name="ro15">
          <table:table-cell table:style-name="ce363" table:formula="of:=[.A4]+1" office:value-type="float" office:value="3" calcext:value-type="float">
            <text:p>3</text:p>
          </table:table-cell>
          <table:table-cell table:style-name="ce366" office:value-type="date" office:date-value="2024-05-14" calcext:value-type="date">
            <text:p>May 14, 2024</text:p>
          </table:table-cell>
          <table:table-cell table:style-name="ce373" office:value-type="string" calcext:value-type="string">
            <text:p>* ADD TAB: <text:span text:style-name="T1">BANDS</text:span></text:p>
          </table:table-cell>
          <table:table-cell table:number-columns-repeated="1021"/>
        </table:table-row>
        <table:table-row table:style-name="ro16">
          <table:table-cell table:style-name="ce363" table:formula="of:=[.A5]+1" office:value-type="float" office:value="2" calcext:value-type="float">
            <text:p>2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126" office:value-type="string" calcext:value-type="string">
            <text:p>* ADD EH_MUSIC__20240511SongsList_UNAB.ods</text:p>
          </table:table-cell>
          <table:table-cell table:number-columns-repeated="1021"/>
        </table:table-row>
        <table:table-row table:style-name="ro14">
          <table:table-cell table:style-name="ce364" office:value-type="float" office:value="1" calcext:value-type="float">
            <text:p>1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375" office:value-type="string" calcext:value-type="string">
            <text:p>DOC Created</text:p>
          </table:table-cell>
          <table:table-cell table:number-columns-repeated="1021"/>
        </table:table-row>
        <table:table-row table:style-name="ro14" table:number-rows-repeated="990">
          <table:table-cell table:number-columns-repeated="2"/>
          <table:table-cell table:style-name="ce372"/>
          <table:table-cell table:number-columns-repeated="1021"/>
        </table:table-row>
        <table:table-row table:style-name="ro5" table:number-rows-repeated="1047572">
          <table:table-cell table:number-columns-repeated="1024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Version Log'.B3:'Version Log'.B3">
            <calcext:condition calcext:apply-style-name="ConditionalStyle_12" calcext:value="formula-is(LEN(TRIM([.B3]))&gt;0)" calcext:base-cell-address="'Version Log'.B3"/>
          </calcext:conditional-format>
        </calcext:conditional-formats>
      </table:table>
      <table:named-expressions>
        <table:named-range table:name="PriorityLevels" table:base-cell-address="$Instructions.$A$1" table:cell-range-address="$VARIABLES.$G$3:.$G$10"/>
        <table:named-range table:name="SiteEnv" table:base-cell-address="$Instructions.$A$1" table:cell-range-address="$VARIABLES.$E$3:.$E$10"/>
        <table:named-range table:name="SiteNames" table:base-cell-address="$Instructions.$A$1" table:cell-range-address="$VARIABLES.$I$3:.$I$10"/>
        <table:named-range table:name="Statuses" table:base-cell-address="$Instructions.$A$1" table:cell-range-address="$VARIABLES.$C$3:.$C$10"/>
        <table:named-range table:name="TicketStatus" table:base-cell-address="$Instructions.$A$1" table:cell-range-address="$VARIABLES.$K$3:.$K$10"/>
      </table:named-expressions>
      <table:database-ranges>
        <table:database-range table:name="BandNames" table:target-range-address="BANDS.C3:BANDS.C182" table:on-update-keep-styles="true" table:on-update-keep-size="false"/>
        <table:database-range table:name="Genres" table:target-range-address="VARIABLES.C3:VARIABLES.C27" table:on-update-keep-styles="true" table:on-update-keep-size="false"/>
        <table:database-range table:name="__Anonymous_Sheet_DB__1" table:target-range-address="MAIN.B4:MAIN.L626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VARIABLES.C31:VARIABLES.C314" table:contains-header="false">
          <table:filter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  <table:database-range table:name="__Anonymous_Sheet_DB__3" table:target-range-address="BANDS.C2:BANDS.E36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3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3" number:min-decimal-places="3" number:min-integer-digits="1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028in"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666666"/>
      <style:text-properties fo:color="#b7b7b7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f3f3f3"/>
    </style:style>
    <style:style style:name="ConditionalStyle_5f_7" style:display-name="ConditionalStyle_7" style:family="table-cell" style:parent-style-name="Default">
      <style:table-cell-properties fo:background-color="#d0e0e3"/>
    </style:style>
    <style:style style:name="ConditionalStyle_5f_8" style:display-name="ConditionalStyle_8" style:family="table-cell" style:parent-style-name="Default">
      <style:table-cell-properties fo:background-color="#b7b7b7"/>
      <style:text-properties fo:color="#cccccc"/>
    </style:style>
    <style:style style:name="ConditionalStyle_5f_9" style:display-name="ConditionalStyle_9" style:family="table-cell" style:parent-style-name="Default">
      <style:table-cell-properties fo:background-color="#999999"/>
      <style:text-properties fo:color="#b7b7b7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e599"/>
      <style:text-properties fo:color="#660000" fo:font-weight="bold" style:font-weight-asian="bold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99ccff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99ccff"/>
    </style:style>
    <style:style style:name="Excel_5f_CondFormat_5f_1_5f_2_5f_1_20_2" style:display-name="Excel_CondFormat_1_2_1 2" style:family="table-cell" style:parent-style-name="Default">
      <style:table-cell-properties fo:background-color="#99ccff"/>
    </style:style>
    <style:style style:name="Excel_5f_CondFormat_5f_1_5f_2_5f_2_20_2" style:display-name="Excel_CondFormat_1_2_2 2" style:family="table-cell" style:parent-style-name="Default">
      <style:table-cell-properties fo:background-color="#ffcc99"/>
    </style:style>
    <style:style style:name="Excel_5f_CondFormat_5f_1_5f_2_5f_3_20_2" style:display-name="Excel_CondFormat_1_2_3 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ffcc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1in" fo:margin-bottom="0.5in" fo:margin-left="0.7902in" fo:margin-right="0.3701in" style:first-page-number="continue" style:scale-to="100%" style:writing-mode="lr-tb"/>
      <style:header-style>
        <style:header-footer-properties fo:min-height="0.2953in" fo:margin-left="0in" fo:margin-right="0.378in" fo:margin-bottom="0in"/>
      </style:header-style>
      <style:footer-style>
        <style:header-footer-properties fo:min-height="0.2953in" fo:margin-left="0in" fo:margin-right="0.378in" fo:margin-top="0.416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 style:data-style-name="N2" text:time-value="09:21:14.3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Song_20_List" style:display-name="Song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2" style:display-name="PageStyle_Progress 4-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16" style:display-name="PageStyle_Progress 4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9" style:display-name="PageStyle_Progress 4-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3" style:display-name="PageStyle_Progress 4-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7" style:display-name="PageStyle_Progress 3-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0" style:display-name="PageStyle_Progress 3-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6" style:display-name="PageStyle_Progress 3-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2-2" style:display-name="PageStyle_Progress 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1-19_20_-_20_1-31" style:display-name="PageStyle_Progress 1-19 - 1-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sion_20_Log" style:display-name="PageStyle_Version 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8">00/00/0000</text:date></text:span><text:span text:style-name="MT1">, </text:span><text:span text:style-name="MT1"><text:time style:data-style-name="N2" text:time-value="09:21:14.368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8">00/00/0000</text:date></text:span><text:span text:style-name="MT1">, </text:span><text:span text:style-name="MT1"><text:time style:data-style-name="N2" text:time-value="09:21:14.383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8">00/00/0000</text:date></text:span><text:span text:style-name="MT1">, </text:span><text:span text:style-name="MT1"><text:time style:data-style-name="N2" text:time-value="09:21:14.383000000">00:00:00</text:time></text:span></text:p>
        </style:region-right>
      </style:footer-first>
    </style:master-page>
    <style:master-page style:name="PageStyle_5f_main_20_1" style:display-name="PageStyle_main 1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8">00/00/0000</text:date></text:span><text:span text:style-name="MT1">, </text:span><text:span text:style-name="MT1"><text:time style:data-style-name="N2" text:time-value="09:21:14.383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8">00/00/0000</text:date></text:span><text:span text:style-name="MT1">, </text:span><text:span text:style-name="MT1"><text:time style:data-style-name="N2" text:time-value="09:21:14.383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8">00/00/0000</text:date></text:span><text:span text:style-name="MT1">, </text:span><text:span text:style-name="MT1"><text:time style:data-style-name="N2" text:time-value="09:21:14.383000000">00:00:00</text:time></text:span></text:p>
        </style:region-right>
      </style:footer-first>
    </style:master-page>
    <style:master-page style:name="PageStyle_5f_main_20_2" style:display-name="PageStyle_main 2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8">00/00/0000</text:date></text:span><text:span text:style-name="MT1">, </text:span><text:span text:style-name="MT1"><text:time style:data-style-name="N2" text:time-value="09:21:14.383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8">00/00/0000</text:date></text:span><text:span text:style-name="MT1">, </text:span><text:span text:style-name="MT1"><text:time style:data-style-name="N2" text:time-value="09:21:14.383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8">00/00/0000</text:date></text:span><text:span text:style-name="MT1">, </text:span><text:span text:style-name="MT1"><text:time style:data-style-name="N2" text:time-value="09:21:14.383000000">00:00:00</text:ti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5-18T09:46:44.854000000</dc:date>
    <meta:editing-duration>PT4H48M15S</meta:editing-duration>
    <meta:editing-cycles>100</meta:editing-cycles>
    <meta:document-statistic meta:table-count="5" meta:cell-count="3365" meta:object-count="0"/>
  </office:meta>
</office:document-meta>
</file>